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style:font-name="Arial" style:font-name-asian="DejaVu Sans" style:font-name-complex="DejaVu Sans"/>
    </style:style>
    <style:style style:name="ce3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Matlab Vector" table:style-name="ta1" table:print="false">
        <table:table-column table:style-name="co1" table:default-cell-style-name="ce1"/>
        <table:table-row table:style-name="ro1">
          <table:table-cell office:value-type="float" office:value="0.1347">
            <text:p>0.1347</text:p>
          </table:table-cell>
        </table:table-row>
        <table:table-row table:style-name="ro1">
          <table:table-cell office:value-type="float" office:value="0.1476">
            <text:p>0.1476</text:p>
          </table:table-cell>
        </table:table-row>
        <table:table-row table:style-name="ro1">
          <table:table-cell office:value-type="float" office:value="0.1777">
            <text:p>0.1777</text:p>
          </table:table-cell>
        </table:table-row>
        <table:table-row table:style-name="ro1">
          <table:table-cell office:value-type="float" office:value="0.2094">
            <text:p>0.2094</text:p>
          </table:table-cell>
        </table:table-row>
        <table:table-row table:style-name="ro1">
          <table:table-cell office:value-type="float" office:value="0.9067">
            <text:p>0.9067</text:p>
          </table:table-cell>
        </table:table-row>
        <table:table-row table:style-name="ro1">
          <table:table-cell office:value-type="float" office:value="0.2192">
            <text:p>0.2192</text:p>
          </table:table-cell>
        </table:table-row>
        <table:table-row table:style-name="ro1">
          <table:table-cell office:value-type="float" office:value="0.2098">
            <text:p>0.2098</text:p>
          </table:table-cell>
        </table:table-row>
        <table:table-row table:style-name="ro1">
          <table:table-cell office:value-type="float" office:value="0.2211">
            <text:p>0.2211</text:p>
          </table:table-cell>
        </table:table-row>
        <table:table-row table:style-name="ro1">
          <table:table-cell office:value-type="float" office:value="0.2279">
            <text:p>0.2279</text:p>
          </table:table-cell>
        </table:table-row>
        <table:table-row table:style-name="ro1">
          <table:table-cell office:value-type="float" office:value="0.2064">
            <text:p>0.2064</text:p>
          </table:table-cell>
        </table:table-row>
        <table:table-row table:style-name="ro1">
          <table:table-cell office:value-type="float" office:value="0.1658">
            <text:p>0.1658</text:p>
          </table:table-cell>
        </table:table-row>
        <table:table-row table:style-name="ro1">
          <table:table-cell office:value-type="float" office:value="0.1579">
            <text:p>0.1579</text:p>
          </table:table-cell>
        </table:table-row>
        <table:table-row table:style-name="ro1">
          <table:table-cell office:value-type="float" office:value="0.1433">
            <text:p>0.1433</text:p>
          </table:table-cell>
        </table:table-row>
        <table:table-row table:style-name="ro1">
          <table:table-cell office:value-type="float" office:value="0.1482">
            <text:p>0.1482</text:p>
          </table:table-cell>
        </table:table-row>
        <table:table-row table:style-name="ro1">
          <table:table-cell office:value-type="float" office:value="0.1185">
            <text:p>0.1185</text:p>
          </table:table-cell>
        </table:table-row>
        <table:table-row table:style-name="ro1">
          <table:table-cell office:value-type="float" office:value="0.1141">
            <text:p>0.1141</text:p>
          </table:table-cell>
        </table:table-row>
        <table:table-row table:style-name="ro1">
          <table:table-cell office:value-type="float" office:value="0.4959">
            <text:p>0.4959</text:p>
          </table:table-cell>
        </table:table-row>
        <table:table-row table:style-name="ro1">
          <table:table-cell office:value-type="float" office:value="0.343">
            <text:p>0.3430</text:p>
          </table:table-cell>
        </table:table-row>
        <table:table-row table:style-name="ro1">
          <table:table-cell office:value-type="float" office:value="0.3154">
            <text:p>0.3154</text:p>
          </table:table-cell>
        </table:table-row>
        <table:table-row table:style-name="ro1">
          <table:table-cell office:value-type="float" office:value="0.2598">
            <text:p>0.2598</text:p>
          </table:table-cell>
        </table:table-row>
        <table:table-row table:style-name="ro1">
          <table:table-cell office:value-type="float" office:value="0.1396">
            <text:p>0.1396</text:p>
          </table:table-cell>
        </table:table-row>
        <table:table-row table:style-name="ro1">
          <table:table-cell office:value-type="float" office:value="0.1555">
            <text:p>0.1555</text:p>
          </table:table-cell>
        </table:table-row>
        <table:table-row table:style-name="ro1">
          <table:table-cell office:value-type="float" office:value="0.1757">
            <text:p>0.1757</text:p>
          </table:table-cell>
        </table:table-row>
        <table:table-row table:style-name="ro1">
          <table:table-cell office:value-type="float" office:value="0.1691">
            <text:p>0.1691</text:p>
          </table:table-cell>
        </table:table-row>
        <table:table-row table:style-name="ro1">
          <table:table-cell office:value-type="float" office:value="0.1559">
            <text:p>0.1559</text:p>
          </table:table-cell>
        </table:table-row>
        <table:table-row table:style-name="ro1">
          <table:table-cell office:value-type="float" office:value="0.1438">
            <text:p>0.1438</text:p>
          </table:table-cell>
        </table:table-row>
        <table:table-row table:style-name="ro1">
          <table:table-cell office:value-type="float" office:value="0.1075">
            <text:p>0.1075</text:p>
          </table:table-cell>
        </table:table-row>
        <table:table-row table:style-name="ro1">
          <table:table-cell office:value-type="float" office:value="0.1032">
            <text:p>0.1032</text:p>
          </table:table-cell>
        </table:table-row>
        <table:table-row table:style-name="ro1">
          <table:table-cell office:value-type="float" office:value="0.3224">
            <text:p>0.3224</text:p>
          </table:table-cell>
        </table:table-row>
        <table:table-row table:style-name="ro1">
          <table:table-cell office:value-type="float" office:value="0.4751">
            <text:p>0.4751</text:p>
          </table:table-cell>
        </table:table-row>
        <table:table-row table:style-name="ro1">
          <table:table-cell office:value-type="float" office:value="0.2989">
            <text:p>0.2989</text:p>
          </table:table-cell>
        </table:table-row>
        <table:table-row table:style-name="ro1">
          <table:table-cell office:value-type="float" office:value="0.2292">
            <text:p>0.2292</text:p>
          </table:table-cell>
        </table:table-row>
        <table:table-row table:style-name="ro1">
          <table:table-cell office:value-type="float" office:value="0.1419">
            <text:p>0.1419</text:p>
          </table:table-cell>
        </table:table-row>
        <table:table-row table:style-name="ro1">
          <table:table-cell office:value-type="float" office:value="0.1591">
            <text:p>0.1591</text:p>
          </table:table-cell>
        </table:table-row>
        <table:table-row table:style-name="ro1">
          <table:table-cell office:value-type="float" office:value="0.2024">
            <text:p>0.2024</text:p>
          </table:table-cell>
        </table:table-row>
        <table:table-row table:style-name="ro1">
          <table:table-cell office:value-type="float" office:value="0.2811">
            <text:p>0.2811</text:p>
          </table:table-cell>
        </table:table-row>
        <table:table-row table:style-name="ro1">
          <table:table-cell office:value-type="float" office:value="0.1559">
            <text:p>0.1559</text:p>
          </table:table-cell>
        </table:table-row>
        <table:table-row table:style-name="ro1">
          <table:table-cell office:value-type="float" office:value="0.1463">
            <text:p>0.1463</text:p>
          </table:table-cell>
        </table:table-row>
        <table:table-row table:style-name="ro1">
          <table:table-cell office:value-type="float" office:value="0.1371">
            <text:p>0.1371</text:p>
          </table:table-cell>
        </table:table-row>
        <table:table-row table:style-name="ro1">
          <table:table-cell office:value-type="float" office:value="0.1527">
            <text:p>0.1527</text:p>
          </table:table-cell>
        </table:table-row>
        <table:table-row table:style-name="ro1">
          <table:table-cell office:value-type="float" office:value="0.3447">
            <text:p>0.3447</text:p>
          </table:table-cell>
        </table:table-row>
        <table:table-row table:style-name="ro1">
          <table:table-cell office:value-type="float" office:value="0.4932">
            <text:p>0.4932</text:p>
          </table:table-cell>
        </table:table-row>
        <table:table-row table:style-name="ro1">
          <table:table-cell office:value-type="float" office:value="0.2553">
            <text:p>0.2553</text:p>
          </table:table-cell>
        </table:table-row>
        <table:table-row table:style-name="ro1">
          <table:table-cell office:value-type="float" office:value="0.2021">
            <text:p>0.2021</text:p>
          </table:table-cell>
        </table:table-row>
        <table:table-row table:style-name="ro1">
          <table:table-cell office:value-type="float" office:value="0.1567">
            <text:p>0.1567</text:p>
          </table:table-cell>
        </table:table-row>
        <table:table-row table:style-name="ro1">
          <table:table-cell office:value-type="float" office:value="0.2007">
            <text:p>0.2007</text:p>
          </table:table-cell>
        </table:table-row>
        <table:table-row table:style-name="ro1">
          <table:table-cell office:value-type="float" office:value="0.2456">
            <text:p>0.2456</text:p>
          </table:table-cell>
        </table:table-row>
        <table:table-row table:style-name="ro1">
          <table:table-cell office:value-type="float" office:value="0.2106">
            <text:p>0.2106</text:p>
          </table:table-cell>
        </table:table-row>
        <table:table-row table:style-name="ro1">
          <table:table-cell office:value-type="float" office:value="0.1659">
            <text:p>0.1659</text:p>
          </table:table-cell>
        </table:table-row>
        <table:table-row table:style-name="ro1">
          <table:table-cell office:value-type="float" office:value="0.1426">
            <text:p>0.1426</text:p>
          </table:table-cell>
        </table:table-row>
        <table:table-row table:style-name="ro1">
          <table:table-cell office:value-type="float" office:value="0.1515">
            <text:p>0.1515</text:p>
          </table:table-cell>
        </table:table-row>
        <table:table-row table:style-name="ro1">
          <table:table-cell office:value-type="float" office:value="0.1751">
            <text:p>0.1751</text:p>
          </table:table-cell>
        </table:table-row>
        <table:table-row table:style-name="ro1">
          <table:table-cell office:value-type="float" office:value="0.4564">
            <text:p>0.4564</text:p>
          </table:table-cell>
        </table:table-row>
        <table:table-row table:style-name="ro1">
          <table:table-cell office:value-type="float" office:value="0.4927">
            <text:p>0.4927</text:p>
          </table:table-cell>
        </table:table-row>
        <table:table-row table:style-name="ro1">
          <table:table-cell office:value-type="float" office:value="0.2289">
            <text:p>0.2289</text:p>
          </table:table-cell>
        </table:table-row>
        <table:table-row table:style-name="ro1">
          <table:table-cell office:value-type="float" office:value="0.1684">
            <text:p>0.1684</text:p>
          </table:table-cell>
        </table:table-row>
        <table:table-row table:style-name="ro1">
          <table:table-cell office:value-type="float" office:value="0.1775">
            <text:p>0.1775</text:p>
          </table:table-cell>
        </table:table-row>
        <table:table-row table:style-name="ro1">
          <table:table-cell office:value-type="float" office:value="0.2216">
            <text:p>0.2216</text:p>
          </table:table-cell>
        </table:table-row>
        <table:table-row table:style-name="ro1">
          <table:table-cell office:value-type="float" office:value="0.2513">
            <text:p>0.2513</text:p>
          </table:table-cell>
        </table:table-row>
        <table:table-row table:style-name="ro1">
          <table:table-cell office:value-type="float" office:value="0.2106">
            <text:p>0.2106</text:p>
          </table:table-cell>
        </table:table-row>
        <table:table-row table:style-name="ro1">
          <table:table-cell office:value-type="float" office:value="0.1059">
            <text:p>0.1059</text:p>
          </table:table-cell>
        </table:table-row>
        <table:table-row table:style-name="ro1">
          <table:table-cell office:value-type="float" office:value="0.1228">
            <text:p>0.1228</text:p>
          </table:table-cell>
        </table:table-row>
        <table:table-row table:style-name="ro1">
          <table:table-cell office:value-type="float" office:value="0.136">
            <text:p>0.1360</text:p>
          </table:table-cell>
        </table:table-row>
        <table:table-row table:style-name="ro1">
          <table:table-cell office:value-type="float" office:value="0.1845">
            <text:p>0.1845</text:p>
          </table:table-cell>
        </table:table-row>
        <table:table-row table:style-name="ro1">
          <table:table-cell office:value-type="float" office:value="0.5796">
            <text:p>0.5796</text:p>
          </table:table-cell>
        </table:table-row>
        <table:table-row table:style-name="ro1">
          <table:table-cell office:value-type="float" office:value="0.4109">
            <text:p>0.4109</text:p>
          </table:table-cell>
        </table:table-row>
        <table:table-row table:style-name="ro1">
          <table:table-cell office:value-type="float" office:value="0.1761">
            <text:p>0.1761</text:p>
          </table:table-cell>
        </table:table-row>
        <table:table-row table:style-name="ro1">
          <table:table-cell office:value-type="float" office:value="0.1559">
            <text:p>0.1559</text:p>
          </table:table-cell>
        </table:table-row>
        <table:table-row table:style-name="ro1">
          <table:table-cell office:value-type="float" office:value="0.2174">
            <text:p>0.2174</text:p>
          </table:table-cell>
        </table:table-row>
        <table:table-row table:style-name="ro1">
          <table:table-cell office:value-type="float" office:value="0.2572">
            <text:p>0.2572</text:p>
          </table:table-cell>
        </table:table-row>
        <table:table-row table:style-name="ro1">
          <table:table-cell office:value-type="float" office:value="0.2599">
            <text:p>0.2599</text:p>
          </table:table-cell>
        </table:table-row>
        <table:table-row table:style-name="ro1">
          <table:table-cell office:value-type="float" office:value="0.2266">
            <text:p>0.2266</text:p>
          </table:table-cell>
        </table:table-row>
        <table:table-row table:style-name="ro1">
          <table:table-cell office:value-type="float" office:value="0.0995">
            <text:p>0.0995</text:p>
          </table:table-cell>
        </table:table-row>
        <table:table-row table:style-name="ro1">
          <table:table-cell office:value-type="float" office:value="0.1065">
            <text:p>0.1065</text:p>
          </table:table-cell>
        </table:table-row>
        <table:table-row table:style-name="ro1">
          <table:table-cell office:value-type="float" office:value="0.1288">
            <text:p>0.1288</text:p>
          </table:table-cell>
        </table:table-row>
        <table:table-row table:style-name="ro1">
          <table:table-cell office:value-type="float" office:value="0.191">
            <text:p>0.1910</text:p>
          </table:table-cell>
        </table:table-row>
        <table:table-row table:style-name="ro1">
          <table:table-cell office:value-type="float" office:value="0.7084">
            <text:p>0.7084</text:p>
          </table:table-cell>
        </table:table-row>
        <table:table-row table:style-name="ro1">
          <table:table-cell office:value-type="float" office:value="0.2911">
            <text:p>0.2911</text:p>
          </table:table-cell>
        </table:table-row>
        <table:table-row table:style-name="ro1">
          <table:table-cell office:value-type="float" office:value="0.1405">
            <text:p>0.1405</text:p>
          </table:table-cell>
        </table:table-row>
        <table:table-row table:style-name="ro1">
          <table:table-cell office:value-type="float" office:value="0.1392">
            <text:p>0.1392</text:p>
          </table:table-cell>
        </table:table-row>
        <table:table-row table:style-name="ro1">
          <table:table-cell office:value-type="float" office:value="0.2221">
            <text:p>0.2221</text:p>
          </table:table-cell>
        </table:table-row>
        <table:table-row table:style-name="ro1">
          <table:table-cell office:value-type="float" office:value="0.2713">
            <text:p>0.2713</text:p>
          </table:table-cell>
        </table:table-row>
        <table:table-row table:style-name="ro1">
          <table:table-cell office:value-type="float" office:value="0.275">
            <text:p>0.2750</text:p>
          </table:table-cell>
        </table:table-row>
        <table:table-row table:style-name="ro1">
          <table:table-cell office:value-type="float" office:value="0.2507">
            <text:p>0.2507</text:p>
          </table:table-cell>
        </table:table-row>
        <table:table-row table:style-name="ro1">
          <table:table-cell office:value-type="float" office:value="0.0995">
            <text:p>0.0995</text:p>
          </table:table-cell>
        </table:table-row>
        <table:table-row table:style-name="ro1">
          <table:table-cell office:value-type="float" office:value="0.1092">
            <text:p>0.1092</text:p>
          </table:table-cell>
        </table:table-row>
        <table:table-row table:style-name="ro1">
          <table:table-cell office:value-type="float" office:value="0.1304">
            <text:p>0.1304</text:p>
          </table:table-cell>
        </table:table-row>
        <table:table-row table:style-name="ro1">
          <table:table-cell office:value-type="float" office:value="0.2916">
            <text:p>0.2916</text:p>
          </table:table-cell>
        </table:table-row>
        <table:table-row table:style-name="ro1">
          <table:table-cell office:value-type="float" office:value="0.7713">
            <text:p>0.7713</text:p>
          </table:table-cell>
        </table:table-row>
        <table:table-row table:style-name="ro1">
          <table:table-cell office:value-type="float" office:value="0.2205">
            <text:p>0.2205</text:p>
          </table:table-cell>
        </table:table-row>
        <table:table-row table:style-name="ro1">
          <table:table-cell office:value-type="float" office:value="0.1651">
            <text:p>0.1651</text:p>
          </table:table-cell>
        </table:table-row>
        <table:table-row table:style-name="ro1">
          <table:table-cell office:value-type="float" office:value="0.1784">
            <text:p>0.1784</text:p>
          </table:table-cell>
        </table:table-row>
        <table:table-row table:style-name="ro1">
          <table:table-cell office:value-type="float" office:value="0.2508">
            <text:p>0.2508</text:p>
          </table:table-cell>
        </table:table-row>
        <table:table-row table:style-name="ro1">
          <table:table-cell office:value-type="float" office:value="0.2796">
            <text:p>0.2796</text:p>
          </table:table-cell>
        </table:table-row>
        <table:table-row table:style-name="ro1">
          <table:table-cell office:value-type="float" office:value="0.2364">
            <text:p>0.2364</text:p>
          </table:table-cell>
        </table:table-row>
        <table:table-row table:style-name="ro1">
          <table:table-cell office:value-type="float" office:value="0.2002">
            <text:p>0.2002</text:p>
          </table:table-cell>
        </table:table-row>
        <table:table-row table:style-name="ro1">
          <table:table-cell office:value-type="float" office:value="0.1301">
            <text:p>0.1301</text:p>
          </table:table-cell>
        </table:table-row>
        <table:table-row table:style-name="ro1">
          <table:table-cell office:value-type="float" office:value="0.1367">
            <text:p>0.1367</text:p>
          </table:table-cell>
        </table:table-row>
        <table:table-row table:style-name="ro1">
          <table:table-cell office:value-type="float" office:value="0.1609">
            <text:p>0.1609</text:p>
          </table:table-cell>
        </table:table-row>
        <table:table-row table:style-name="ro1">
          <table:table-cell office:value-type="float" office:value="0.4139">
            <text:p>0.4139</text:p>
          </table:table-cell>
        </table:table-row>
        <table:table-row table:style-name="ro1">
          <table:table-cell office:value-type="float" office:value="0.6197">
            <text:p>0.6197</text:p>
          </table:table-cell>
        </table:table-row>
        <table:table-row table:style-name="ro1">
          <table:table-cell office:value-type="float" office:value="0.2087">
            <text:p>0.2087</text:p>
          </table:table-cell>
        </table:table-row>
        <table:table-row table:style-name="ro1">
          <table:table-cell office:value-type="float" office:value="0.2123">
            <text:p>0.2123</text:p>
          </table:table-cell>
        </table:table-row>
        <table:table-row table:style-name="ro1">
          <table:table-cell office:value-type="float" office:value="0.2576">
            <text:p>0.2576</text:p>
          </table:table-cell>
        </table:table-row>
        <table:table-row table:style-name="ro1">
          <table:table-cell office:value-type="float" office:value="0.2516">
            <text:p>0.2516</text:p>
          </table:table-cell>
        </table:table-row>
        <table:table-row table:style-name="ro1">
          <table:table-cell office:value-type="float" office:value="0.2323">
            <text:p>0.2323</text:p>
          </table:table-cell>
        </table:table-row>
        <table:table-row table:style-name="ro1">
          <table:table-cell office:value-type="float" office:value="0.1588">
            <text:p>0.1588</text:p>
          </table:table-cell>
        </table:table-row>
        <table:table-row table:style-name="ro1">
          <table:table-cell office:value-type="float" office:value="0.1311">
            <text:p>0.1311</text:p>
          </table:table-cell>
        </table:table-row>
        <table:table-row table:style-name="ro1">
          <table:table-cell office:value-type="float" office:value="0.1301">
            <text:p>0.1301</text:p>
          </table:table-cell>
        </table:table-row>
        <table:table-row table:style-name="ro1">
          <table:table-cell office:value-type="float" office:value="0.146">
            <text:p>0.1460</text:p>
          </table:table-cell>
        </table:table-row>
        <table:table-row table:style-name="ro1">
          <table:table-cell office:value-type="float" office:value="0.1782">
            <text:p>0.1782</text:p>
          </table:table-cell>
        </table:table-row>
        <table:table-row table:style-name="ro1">
          <table:table-cell office:value-type="float" office:value="0.5408">
            <text:p>0.5408</text:p>
          </table:table-cell>
        </table:table-row>
        <table:table-row table:style-name="ro1">
          <table:table-cell office:value-type="float" office:value="0.4591">
            <text:p>0.4591</text:p>
          </table:table-cell>
        </table:table-row>
        <table:table-row table:style-name="ro1">
          <table:table-cell office:value-type="float" office:value="0.1952">
            <text:p>0.1952</text:p>
          </table:table-cell>
        </table:table-row>
        <table:table-row table:style-name="ro1">
          <table:table-cell office:value-type="float" office:value="0.2147">
            <text:p>0.2147</text:p>
          </table:table-cell>
        </table:table-row>
        <table:table-row table:style-name="ro1">
          <table:table-cell office:value-type="float" office:value="0.2545">
            <text:p>0.2545</text:p>
          </table:table-cell>
        </table:table-row>
        <table:table-row table:style-name="ro1">
          <table:table-cell office:value-type="float" office:value="0.1807">
            <text:p>0.1807</text:p>
          </table:table-cell>
        </table:table-row>
        <table:table-row table:style-name="ro1">
          <table:table-cell office:value-type="float" office:value="0.1863">
            <text:p>0.1863</text:p>
          </table:table-cell>
        </table:table-row>
        <table:table-row table:style-name="ro1">
          <table:table-cell office:value-type="float" office:value="0.1816">
            <text:p>0.1816</text:p>
          </table:table-cell>
        </table:table-row>
        <table:table-row table:style-name="ro1">
          <table:table-cell office:value-type="float" office:value="0.1311">
            <text:p>0.1311</text:p>
          </table:table-cell>
        </table:table-row>
        <table:table-row table:style-name="ro1">
          <table:table-cell office:value-type="float" office:value="0.1662">
            <text:p>0.1662</text:p>
          </table:table-cell>
        </table:table-row>
        <table:table-row table:style-name="ro1">
          <table:table-cell office:value-type="float" office:value="0.1761">
            <text:p>0.1761</text:p>
          </table:table-cell>
        </table:table-row>
        <table:table-row table:style-name="ro1">
          <table:table-cell office:value-type="float" office:value="0.2108">
            <text:p>0.2108</text:p>
          </table:table-cell>
        </table:table-row>
        <table:table-row table:style-name="ro1">
          <table:table-cell office:value-type="float" office:value="0.6463">
            <text:p>0.6463</text:p>
          </table:table-cell>
        </table:table-row>
        <table:table-row table:style-name="ro1">
          <table:table-cell office:value-type="float" office:value="0.3392">
            <text:p>0.3392</text:p>
          </table:table-cell>
        </table:table-row>
        <table:table-row table:style-name="ro1">
          <table:table-cell office:value-type="float" office:value="0.1818">
            <text:p>0.1818</text:p>
          </table:table-cell>
        </table:table-row>
        <table:table-row table:style-name="ro1"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669">
            <text:p>0.1669</text:p>
          </table:table-cell>
        </table:table-row>
        <table:table-row table:style-name="ro1">
          <table:table-cell office:value-type="float" office:value="0.1734">
            <text:p>0.1734</text:p>
          </table:table-cell>
        </table:table-row>
        <table:table-row table:style-name="ro1">
          <table:table-cell office:value-type="float" office:value="0.2278">
            <text:p>0.2278</text:p>
          </table:table-cell>
        </table:table-row>
        <table:table-row table:style-name="ro1">
          <table:table-cell office:value-type="float" office:value="0.2598">
            <text:p>0.2598</text:p>
          </table:table-cell>
        </table:table-row>
        <table:table-row table:style-name="ro1">
          <table:table-cell office:value-type="float" office:value="0.2555">
            <text:p>0.2555</text:p>
          </table:table-cell>
        </table:table-row>
        <table:table-row table:style-name="ro1">
          <table:table-cell office:value-type="float" office:value="0.1386">
            <text:p>0.1386</text:p>
          </table:table-cell>
        </table:table-row>
        <table:table-row table:style-name="ro1">
          <table:table-cell office:value-type="float" office:value="0.1789">
            <text:p>0.1789</text:p>
          </table:table-cell>
        </table:table-row>
        <table:table-row table:style-name="ro1">
          <table:table-cell office:value-type="float" office:value="0.3397">
            <text:p>0.3397</text:p>
          </table:table-cell>
        </table:table-row>
        <table:table-row table:style-name="ro1">
          <table:table-cell office:value-type="float" office:value="0.8722">
            <text:p>0.8722</text:p>
          </table:table-cell>
        </table:table-row>
        <table:table-row table:style-name="ro1">
          <table:table-cell office:value-type="float" office:value="0.358">
            <text:p>0.3580</text:p>
          </table:table-cell>
        </table:table-row>
        <table:table-row table:style-name="ro1">
          <table:table-cell office:value-type="float" office:value="0.2009">
            <text:p>0.2009</text:p>
          </table:table-cell>
        </table:table-row>
        <table:table-row table:style-name="ro1">
          <table:table-cell office:value-type="float" office:value="0.2113">
            <text:p>0.2113</text:p>
          </table:table-cell>
        </table:table-row>
        <table:table-row table:style-name="ro1">
          <table:table-cell office:value-type="float" office:value="0.2488">
            <text:p>0.2488</text:p>
          </table:table-cell>
        </table:table-row>
        <table:table-row table:style-name="ro1">
          <table:table-cell office:value-type="float" office:value="0.2237">
            <text:p>0.2237</text:p>
          </table:table-cell>
        </table:table-row>
        <table:table-row table:style-name="ro1">
          <table:table-cell office:value-type="float" office:value="0.2386">
            <text:p>0.2386</text:p>
          </table:table-cell>
        </table:table-row>
        <table:table-row table:style-name="ro1">
          <table:table-cell office:value-type="float" office:value="0.2295">
            <text:p>0.2295</text:p>
          </table:table-cell>
        </table:table-row>
        <table:table-row table:style-name="ro1">
          <table:table-cell office:value-type="float" office:value="0.248">
            <text:p>0.2480</text:p>
          </table:table-cell>
        </table:table-row>
        <table:table-row table:style-name="ro1">
          <table:table-cell office:value-type="float" office:value="0.1386">
            <text:p>0.1386</text:p>
          </table:table-cell>
        </table:table-row>
        <table:table-row table:style-name="ro1">
          <table:table-cell office:value-type="float" office:value="0.2398">
            <text:p>0.2398</text:p>
          </table:table-cell>
        </table:table-row>
        <table:table-row table:style-name="ro1">
          <table:table-cell office:value-type="float" office:value="0.6612">
            <text:p>0.6612</text:p>
          </table:table-cell>
        </table:table-row>
        <table:table-row table:style-name="ro1">
          <table:table-cell office:value-type="float" office:value="0.903">
            <text:p>0.9030</text:p>
          </table:table-cell>
        </table:table-row>
        <table:table-row table:style-name="ro1">
          <table:table-cell office:value-type="float" office:value="0.3004">
            <text:p>0.3004</text:p>
          </table:table-cell>
        </table:table-row>
        <table:table-row table:style-name="ro1">
          <table:table-cell office:value-type="float" office:value="0.2247">
            <text:p>0.2247</text:p>
          </table:table-cell>
        </table:table-row>
        <table:table-row table:style-name="ro1">
          <table:table-cell office:value-type="float" office:value="0.2785">
            <text:p>0.2785</text:p>
          </table:table-cell>
        </table:table-row>
        <table:table-row table:style-name="ro1">
          <table:table-cell office:value-type="float" office:value="0.2891">
            <text:p>0.2891</text:p>
          </table:table-cell>
        </table:table-row>
        <table:table-row table:style-name="ro1">
          <table:table-cell office:value-type="float" office:value="0.2341">
            <text:p>0.2341</text:p>
          </table:table-cell>
        </table:table-row>
        <table:table-row table:style-name="ro1">
          <table:table-cell office:value-type="float" office:value="0.2282">
            <text:p>0.2282</text:p>
          </table:table-cell>
        </table:table-row>
        <table:table-row table:style-name="ro1">
          <table:table-cell office:value-type="float" office:value="0.213">
            <text:p>0.2130</text:p>
          </table:table-cell>
        </table:table-row>
        <table:table-row table:style-name="ro1">
          <table:table-cell office:value-type="float" office:value="0.2448">
            <text:p>0.2448</text:p>
          </table:table-cell>
        </table:table-row>
        <table:table-row table:style-name="ro1">
          <table:table-cell office:value-type="float" office:value="0.2569">
            <text:p>0.2569</text:p>
          </table:table-cell>
        </table:table-row>
        <table:table-row table:style-name="ro1">
          <table:table-cell office:value-type="float" office:value="0.6566">
            <text:p>0.6566</text:p>
          </table:table-cell>
        </table:table-row>
        <table:table-row table:style-name="ro1">
          <table:table-cell office:value-type="float" office:value="1.077">
            <text:p>1.0770</text:p>
          </table:table-cell>
        </table:table-row>
        <table:table-row table:style-name="ro1">
          <table:table-cell office:value-type="float" office:value="0.677">
            <text:p>0.6770</text:p>
          </table:table-cell>
        </table:table-row>
        <table:table-row table:style-name="ro1">
          <table:table-cell office:value-type="float" office:value="0.2487">
            <text:p>0.2487</text:p>
          </table:table-cell>
        </table:table-row>
        <table:table-row table:style-name="ro1">
          <table:table-cell office:value-type="float" office:value="0.2291">
            <text:p>0.2291</text:p>
          </table:table-cell>
        </table:table-row>
        <table:table-row table:style-name="ro1">
          <table:table-cell office:value-type="float" office:value="0.3142">
            <text:p>0.3142</text:p>
          </table:table-cell>
        </table:table-row>
        <table:table-row table:style-name="ro1">
          <table:table-cell office:value-type="float" office:value="0.2386">
            <text:p>0.2386</text:p>
          </table:table-cell>
        </table:table-row>
        <table:table-row table:style-name="ro1">
          <table:table-cell office:value-type="float" office:value="0.2257">
            <text:p>0.2257</text:p>
          </table:table-cell>
        </table:table-row>
        <table:table-row table:style-name="ro1">
          <table:table-cell office:value-type="float" office:value="0.2364">
            <text:p>0.2364</text:p>
          </table:table-cell>
        </table:table-row>
        <table:table-row table:style-name="ro1">
          <table:table-cell office:value-type="float" office:value="0.2109">
            <text:p>0.2109</text:p>
          </table:table-cell>
        </table:table-row>
        <table:table-row table:style-name="ro1">
          <table:table-cell office:value-type="float" office:value="0.2381">
            <text:p>0.2381</text:p>
          </table:table-cell>
        </table:table-row>
        <table:table-row table:style-name="ro1">
          <table:table-cell office:value-type="float" office:value="0.6992">
            <text:p>0.6992</text:p>
          </table:table-cell>
        </table:table-row>
        <table:table-row table:style-name="ro1">
          <table:table-cell office:value-type="float" office:value="1.0744">
            <text:p>1.0744</text:p>
          </table:table-cell>
        </table:table-row>
        <table:table-row table:style-name="ro1">
          <table:table-cell office:value-type="float" office:value="0.967">
            <text:p>0.9670</text:p>
          </table:table-cell>
        </table:table-row>
        <table:table-row table:style-name="ro1">
          <table:table-cell office:value-type="float" office:value="0.4329">
            <text:p>0.4329</text:p>
          </table:table-cell>
        </table:table-row>
        <table:table-row table:style-name="ro1">
          <table:table-cell office:value-type="float" office:value="0.2422">
            <text:p>0.2422</text:p>
          </table:table-cell>
        </table:table-row>
        <table:table-row table:style-name="ro1">
          <table:table-cell office:value-type="float" office:value="0.2388">
            <text:p>0.2388</text:p>
          </table:table-cell>
        </table:table-row>
        <table:table-row table:style-name="ro1">
          <table:table-cell office:value-type="float" office:value="0.2375">
            <text:p>0.2375</text:p>
          </table:table-cell>
        </table:table-row>
        <table:table-row table:style-name="ro1">
          <table:table-cell office:value-type="float" office:value="0.1852">
            <text:p>0.1852</text:p>
          </table:table-cell>
        </table:table-row>
        <table:table-row table:style-name="ro1">
          <table:table-cell office:value-type="float" office:value="0.2186">
            <text:p>0.2186</text:p>
          </table:table-cell>
        </table:table-row>
        <table:table-row table:style-name="ro1">
          <table:table-cell office:value-type="float" office:value="0.24">
            <text:p>0.2400</text:p>
          </table:table-cell>
        </table:table-row>
        <table:table-row table:style-name="ro1">
          <table:table-cell office:value-type="float" office:value="0.2071">
            <text:p>0.2071</text:p>
          </table:table-cell>
        </table:table-row>
        <table:table-row table:style-name="ro1">
          <table:table-cell office:value-type="float" office:value="0.2381">
            <text:p>0.2381</text:p>
          </table:table-cell>
        </table:table-row>
        <table:table-row table:style-name="ro1">
          <table:table-cell office:value-type="float" office:value="0.9403">
            <text:p>0.9403</text:p>
          </table:table-cell>
        </table:table-row>
        <table:table-row table:style-name="ro1">
          <table:table-cell office:value-type="float" office:value="0.7384">
            <text:p>0.7384</text:p>
          </table:table-cell>
        </table:table-row>
        <table:table-row table:style-name="ro1">
          <table:table-cell office:value-type="float" office:value="0.3666">
            <text:p>0.3666</text:p>
          </table:table-cell>
        </table:table-row>
        <table:table-row table:style-name="ro1">
          <table:table-cell office:value-type="float" office:value="0.163">
            <text:p>0.1630</text:p>
          </table:table-cell>
        </table:table-row>
        <table:table-row table:style-name="ro1">
          <table:table-cell office:value-type="float" office:value="0.1751">
            <text:p>0.1751</text:p>
          </table:table-cell>
        </table:table-row>
        <table:table-row table:style-name="ro1">
          <table:table-cell office:value-type="float" office:value="0.2317">
            <text:p>0.2317</text:p>
          </table:table-cell>
        </table:table-row>
        <table:table-row table:style-name="ro1">
          <table:table-cell office:value-type="float" office:value="0.2325">
            <text:p>0.2325</text:p>
          </table:table-cell>
        </table:table-row>
        <table:table-row table:style-name="ro1">
          <table:table-cell office:value-type="float" office:value="0.2195">
            <text:p>0.2195</text:p>
          </table:table-cell>
        </table:table-row>
        <table:table-row table:style-name="ro1">
          <table:table-cell office:value-type="float" office:value="0.2335">
            <text:p>0.2335</text:p>
          </table:table-cell>
        </table:table-row>
        <table:table-row table:style-name="ro1">
          <table:table-cell office:value-type="float" office:value="0.2441">
            <text:p>0.2441</text:p>
          </table:table-cell>
        </table:table-row>
        <table:table-row table:style-name="ro1">
          <table:table-cell office:value-type="float" office:value="0.2545">
            <text:p>0.2545</text:p>
          </table:table-cell>
        </table:table-row>
        <table:table-row table:style-name="ro1">
          <table:table-cell office:value-type="float" office:value="0.3686">
            <text:p>0.3686</text:p>
          </table:table-cell>
        </table:table-row>
        <table:table-row table:style-name="ro1">
          <table:table-cell office:value-type="float" office:value="0.6212">
            <text:p>0.6212</text:p>
          </table:table-cell>
        </table:table-row>
        <table:table-row table:style-name="ro1">
          <table:table-cell office:value-type="float" office:value="0.3387">
            <text:p>0.3387</text:p>
          </table:table-cell>
        </table:table-row>
        <table:table-row table:style-name="ro1">
          <table:table-cell office:value-type="float" office:value="0.1303">
            <text:p>0.1303</text:p>
          </table:table-cell>
        </table:table-row>
        <table:table-row table:style-name="ro1">
          <table:table-cell office:value-type="float" office:value="0.1007">
            <text:p>0.1007</text:p>
          </table:table-cell>
        </table:table-row>
        <table:table-row table:style-name="ro1">
          <table:table-cell office:value-type="float" office:value="0.1357">
            <text:p>0.1357</text:p>
          </table:table-cell>
        </table:table-row>
        <table:table-row table:style-name="ro1">
          <table:table-cell office:value-type="float" office:value="0.1744">
            <text:p>0.1744</text:p>
          </table:table-cell>
        </table:table-row>
        <table:table-row table:style-name="ro1">
          <table:table-cell office:value-type="float" office:value="0.2766">
            <text:p>0.2766</text:p>
          </table:table-cell>
        </table:table-row>
        <table:table-row table:style-name="ro1">
          <table:table-cell office:value-type="float" office:value="0.2782">
            <text:p>0.2782</text:p>
          </table:table-cell>
        </table:table-row>
        <table:table-row table:style-name="ro1">
          <table:table-cell office:value-type="float" office:value="0.2855">
            <text:p>0.2855</text:p>
          </table:table-cell>
        </table:table-row>
        <table:table-row table:style-name="ro1">
          <table:table-cell office:value-type="float" office:value="0.2726">
            <text:p>0.2726</text:p>
          </table:table-cell>
        </table:table-row>
        <table:table-row table:style-name="ro1">
          <table:table-cell office:value-type="float" office:value="0.2895">
            <text:p>0.2895</text:p>
          </table:table-cell>
        </table:table-row>
        <table:table-row table:style-name="ro1">
          <table:table-cell office:value-type="float" office:value="0.3086">
            <text:p>0.3086</text:p>
          </table:table-cell>
        </table:table-row>
        <table:table-row table:style-name="ro1">
          <table:table-cell office:value-type="float" office:value="0.327">
            <text:p>0.3270</text:p>
          </table:table-cell>
        </table:table-row>
        <table:table-row table:style-name="ro1"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85">
            <text:p>0.2850</text:p>
          </table:table-cell>
        </table:table-row>
        <table:table-row table:style-name="ro1">
          <table:table-cell office:value-type="float" office:value="0.2848">
            <text:p>0.2848</text:p>
          </table:table-cell>
        </table:table-row>
        <table:table-row table:style-name="ro1" table:number-rows-repeated="1048359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formula="of:=['Matlab Vector'.A1]" office:value-type="float" office:value="0.1347">
            <text:p>0.1347</text:p>
          </table:table-cell>
          <table:table-cell table:style-name="ce1" table:formula="of:=['Matlab Vector'.A13]" office:value-type="float" office:value="0.1433">
            <text:p>0.1433</text:p>
          </table:table-cell>
          <table:table-cell table:style-name="ce2" table:formula="of:=['Matlab Vector'.A25]" office:value-type="float" office:value="0.1559">
            <text:p>0.1559</text:p>
          </table:table-cell>
          <table:table-cell table:style-name="ce2" table:formula="of:=['Matlab Vector'.A37]" office:value-type="float" office:value="0.1559">
            <text:p>0.1559</text:p>
          </table:table-cell>
          <table:table-cell table:style-name="ce2" table:formula="of:=['Matlab Vector'.A49]" office:value-type="float" office:value="0.1659">
            <text:p>0.1659</text:p>
          </table:table-cell>
          <table:table-cell table:style-name="ce2" table:formula="of:=['Matlab Vector'.A61]" office:value-type="float" office:value="0.1059">
            <text:p>0.1059</text:p>
          </table:table-cell>
          <table:table-cell table:style-name="ce2" table:formula="of:=['Matlab Vector'.A73]" office:value-type="float" office:value="0.0995">
            <text:p>0.0995</text:p>
          </table:table-cell>
          <table:table-cell table:style-name="ce2" table:formula="of:=['Matlab Vector'.A85]" office:value-type="float" office:value="0.0995">
            <text:p>0.0995</text:p>
          </table:table-cell>
          <table:table-cell table:style-name="ce2" table:formula="of:=['Matlab Vector'.A97]" office:value-type="float" office:value="0.1301">
            <text:p>0.1301</text:p>
          </table:table-cell>
          <table:table-cell table:style-name="ce2" table:formula="of:=['Matlab Vector'.A109]" office:value-type="float" office:value="0.1301">
            <text:p>0.1301</text:p>
          </table:table-cell>
          <table:table-cell table:style-name="ce2" table:formula="of:=['Matlab Vector'.A121]" office:value-type="float" office:value="0.1662">
            <text:p>0.1662</text:p>
          </table:table-cell>
          <table:table-cell table:style-name="ce2" table:formula="of:=['Matlab Vector'.A133]" office:value-type="float" office:value="0.1386">
            <text:p>0.1386</text:p>
          </table:table-cell>
          <table:table-cell table:style-name="ce2" table:formula="of:=['Matlab Vector'.A145]" office:value-type="float" office:value="0.1386">
            <text:p>0.1386</text:p>
          </table:table-cell>
          <table:table-cell table:style-name="ce2" table:formula="of:=['Matlab Vector'.A157]" office:value-type="float" office:value="0.2569">
            <text:p>0.2569</text:p>
          </table:table-cell>
          <table:table-cell table:style-name="ce2" table:formula="of:=['Matlab Vector'.A169]" office:value-type="float" office:value="0.6992">
            <text:p>0.6992</text:p>
          </table:table-cell>
          <table:table-cell table:style-name="ce2" table:formula="of:=['Matlab Vector'.A181]" office:value-type="float" office:value="0.9403">
            <text:p>0.9403</text:p>
          </table:table-cell>
          <table:table-cell table:style-name="ce2" table:formula="of:=['Matlab Vector'.A193]" office:value-type="float" office:value="0.6212">
            <text:p>0.6212</text:p>
          </table:table-cell>
          <table:table-cell table:style-name="ce2" table:formula="of:=['Matlab Vector'.A205]" office:value-type="float" office:value="0.327">
            <text:p>0.3270</text:p>
          </table:table-cell>
          <table:table-cell table:style-name="ce3"/>
        </table:table-row>
        <table:table-row table:style-name="ro1">
          <table:table-cell table:formula="of:=['Matlab Vector'.A2]" office:value-type="float" office:value="0.1476">
            <text:p>0.1476</text:p>
          </table:table-cell>
          <table:table-cell table:style-name="ce1" table:formula="of:=['Matlab Vector'.A14]" office:value-type="float" office:value="0.1482">
            <text:p>0.1482</text:p>
          </table:table-cell>
          <table:table-cell table:style-name="ce2" table:formula="of:=['Matlab Vector'.A26]" office:value-type="float" office:value="0.1438">
            <text:p>0.1438</text:p>
          </table:table-cell>
          <table:table-cell table:style-name="ce2" table:formula="of:=['Matlab Vector'.A38]" office:value-type="float" office:value="0.1463">
            <text:p>0.1463</text:p>
          </table:table-cell>
          <table:table-cell table:style-name="ce2" table:formula="of:=['Matlab Vector'.A50]" office:value-type="float" office:value="0.1426">
            <text:p>0.1426</text:p>
          </table:table-cell>
          <table:table-cell table:style-name="ce2" table:formula="of:=['Matlab Vector'.A62]" office:value-type="float" office:value="0.1228">
            <text:p>0.1228</text:p>
          </table:table-cell>
          <table:table-cell table:style-name="ce2" table:formula="of:=['Matlab Vector'.A74]" office:value-type="float" office:value="0.1065">
            <text:p>0.1065</text:p>
          </table:table-cell>
          <table:table-cell table:style-name="ce2" table:formula="of:=['Matlab Vector'.A86]" office:value-type="float" office:value="0.1092">
            <text:p>0.1092</text:p>
          </table:table-cell>
          <table:table-cell table:style-name="ce2" table:formula="of:=['Matlab Vector'.A98]" office:value-type="float" office:value="0.1367">
            <text:p>0.1367</text:p>
          </table:table-cell>
          <table:table-cell table:style-name="ce2" table:formula="of:=['Matlab Vector'.A110]" office:value-type="float" office:value="0.146">
            <text:p>0.1460</text:p>
          </table:table-cell>
          <table:table-cell table:style-name="ce2" table:formula="of:=['Matlab Vector'.A122]" office:value-type="float" office:value="0.1761">
            <text:p>0.1761</text:p>
          </table:table-cell>
          <table:table-cell table:style-name="ce2" table:formula="of:=['Matlab Vector'.A134]" office:value-type="float" office:value="0.1789">
            <text:p>0.1789</text:p>
          </table:table-cell>
          <table:table-cell table:style-name="ce2" table:formula="of:=['Matlab Vector'.A146]" office:value-type="float" office:value="0.2398">
            <text:p>0.2398</text:p>
          </table:table-cell>
          <table:table-cell table:style-name="ce2" table:formula="of:=['Matlab Vector'.A158]" office:value-type="float" office:value="0.6566">
            <text:p>0.6566</text:p>
          </table:table-cell>
          <table:table-cell table:style-name="ce2" table:formula="of:=['Matlab Vector'.A170]" office:value-type="float" office:value="1.0744">
            <text:p>1.0744</text:p>
          </table:table-cell>
          <table:table-cell table:style-name="ce2" table:formula="of:=['Matlab Vector'.A182]" office:value-type="float" office:value="0.7384">
            <text:p>0.7384</text:p>
          </table:table-cell>
          <table:table-cell table:style-name="ce2" table:formula="of:=['Matlab Vector'.A194]" office:value-type="float" office:value="0.3387">
            <text:p>0.3387</text:p>
          </table:table-cell>
          <table:table-cell table:style-name="ce2" table:formula="of:=['Matlab Vector'.A206]" office:value-type="float" office:value="0.1666">
            <text:p>0.1666</text:p>
          </table:table-cell>
          <table:table-cell/>
        </table:table-row>
        <table:table-row table:style-name="ro1">
          <table:table-cell table:formula="of:=['Matlab Vector'.A3]" office:value-type="float" office:value="0.1777">
            <text:p>0.1777</text:p>
          </table:table-cell>
          <table:table-cell table:style-name="ce1" table:formula="of:=['Matlab Vector'.A15]" office:value-type="float" office:value="0.1185">
            <text:p>0.1185</text:p>
          </table:table-cell>
          <table:table-cell table:style-name="ce2" table:formula="of:=['Matlab Vector'.A27]" office:value-type="float" office:value="0.1075">
            <text:p>0.1075</text:p>
          </table:table-cell>
          <table:table-cell table:style-name="ce2" table:formula="of:=['Matlab Vector'.A39]" office:value-type="float" office:value="0.1371">
            <text:p>0.1371</text:p>
          </table:table-cell>
          <table:table-cell table:style-name="ce2" table:formula="of:=['Matlab Vector'.A51]" office:value-type="float" office:value="0.1515">
            <text:p>0.1515</text:p>
          </table:table-cell>
          <table:table-cell table:style-name="ce2" table:formula="of:=['Matlab Vector'.A63]" office:value-type="float" office:value="0.136">
            <text:p>0.1360</text:p>
          </table:table-cell>
          <table:table-cell table:style-name="ce2" table:formula="of:=['Matlab Vector'.A75]" office:value-type="float" office:value="0.1288">
            <text:p>0.1288</text:p>
          </table:table-cell>
          <table:table-cell table:style-name="ce2" table:formula="of:=['Matlab Vector'.A87]" office:value-type="float" office:value="0.1304">
            <text:p>0.1304</text:p>
          </table:table-cell>
          <table:table-cell table:style-name="ce2" table:formula="of:=['Matlab Vector'.A99]" office:value-type="float" office:value="0.1609">
            <text:p>0.1609</text:p>
          </table:table-cell>
          <table:table-cell table:style-name="ce2" table:formula="of:=['Matlab Vector'.A111]" office:value-type="float" office:value="0.1782">
            <text:p>0.1782</text:p>
          </table:table-cell>
          <table:table-cell table:style-name="ce2" table:formula="of:=['Matlab Vector'.A123]" office:value-type="float" office:value="0.2108">
            <text:p>0.2108</text:p>
          </table:table-cell>
          <table:table-cell table:style-name="ce2" table:formula="of:=['Matlab Vector'.A135]" office:value-type="float" office:value="0.3397">
            <text:p>0.3397</text:p>
          </table:table-cell>
          <table:table-cell table:style-name="ce2" table:formula="of:=['Matlab Vector'.A147]" office:value-type="float" office:value="0.6612">
            <text:p>0.6612</text:p>
          </table:table-cell>
          <table:table-cell table:style-name="ce2" table:formula="of:=['Matlab Vector'.A159]" office:value-type="float" office:value="1.077">
            <text:p>1.0770</text:p>
          </table:table-cell>
          <table:table-cell table:style-name="ce2" table:formula="of:=['Matlab Vector'.A171]" office:value-type="float" office:value="0.967">
            <text:p>0.9670</text:p>
          </table:table-cell>
          <table:table-cell table:style-name="ce2" table:formula="of:=['Matlab Vector'.A183]" office:value-type="float" office:value="0.3666">
            <text:p>0.3666</text:p>
          </table:table-cell>
          <table:table-cell table:style-name="ce2" table:formula="of:=['Matlab Vector'.A195]" office:value-type="float" office:value="0.1303">
            <text:p>0.1303</text:p>
          </table:table-cell>
          <table:table-cell table:style-name="ce2" table:formula="of:=['Matlab Vector'.A207]" office:value-type="float" office:value="0.161">
            <text:p>0.1610</text:p>
          </table:table-cell>
          <table:table-cell/>
        </table:table-row>
        <table:table-row table:style-name="ro1">
          <table:table-cell table:formula="of:=['Matlab Vector'.A4]" office:value-type="float" office:value="0.2094">
            <text:p>0.2094</text:p>
          </table:table-cell>
          <table:table-cell table:style-name="ce1" table:formula="of:=['Matlab Vector'.A16]" office:value-type="float" office:value="0.1141">
            <text:p>0.1141</text:p>
          </table:table-cell>
          <table:table-cell table:style-name="ce2" table:formula="of:=['Matlab Vector'.A28]" office:value-type="float" office:value="0.1032">
            <text:p>0.1032</text:p>
          </table:table-cell>
          <table:table-cell table:style-name="ce2" table:formula="of:=['Matlab Vector'.A40]" office:value-type="float" office:value="0.1527">
            <text:p>0.1527</text:p>
          </table:table-cell>
          <table:table-cell table:style-name="ce2" table:formula="of:=['Matlab Vector'.A52]" office:value-type="float" office:value="0.1751">
            <text:p>0.1751</text:p>
          </table:table-cell>
          <table:table-cell table:style-name="ce2" table:formula="of:=['Matlab Vector'.A64]" office:value-type="float" office:value="0.1845">
            <text:p>0.1845</text:p>
          </table:table-cell>
          <table:table-cell table:style-name="ce2" table:formula="of:=['Matlab Vector'.A76]" office:value-type="float" office:value="0.191">
            <text:p>0.1910</text:p>
          </table:table-cell>
          <table:table-cell table:style-name="ce2" table:formula="of:=['Matlab Vector'.A88]" office:value-type="float" office:value="0.2916">
            <text:p>0.2916</text:p>
          </table:table-cell>
          <table:table-cell table:style-name="ce2" table:formula="of:=['Matlab Vector'.A100]" office:value-type="float" office:value="0.4139">
            <text:p>0.4139</text:p>
          </table:table-cell>
          <table:table-cell table:style-name="ce2" table:formula="of:=['Matlab Vector'.A112]" office:value-type="float" office:value="0.5408">
            <text:p>0.5408</text:p>
          </table:table-cell>
          <table:table-cell table:style-name="ce2" table:formula="of:=['Matlab Vector'.A124]" office:value-type="float" office:value="0.6463">
            <text:p>0.6463</text:p>
          </table:table-cell>
          <table:table-cell table:style-name="ce2" table:formula="of:=['Matlab Vector'.A136]" office:value-type="float" office:value="0.8722">
            <text:p>0.8722</text:p>
          </table:table-cell>
          <table:table-cell table:style-name="ce2" table:formula="of:=['Matlab Vector'.A148]" office:value-type="float" office:value="0.903">
            <text:p>0.9030</text:p>
          </table:table-cell>
          <table:table-cell table:style-name="ce2" table:formula="of:=['Matlab Vector'.A160]" office:value-type="float" office:value="0.677">
            <text:p>0.6770</text:p>
          </table:table-cell>
          <table:table-cell table:style-name="ce2" table:formula="of:=['Matlab Vector'.A172]" office:value-type="float" office:value="0.4329">
            <text:p>0.4329</text:p>
          </table:table-cell>
          <table:table-cell table:style-name="ce2" table:formula="of:=['Matlab Vector'.A184]" office:value-type="float" office:value="0.163">
            <text:p>0.1630</text:p>
          </table:table-cell>
          <table:table-cell table:style-name="ce2" table:formula="of:=['Matlab Vector'.A196]" office:value-type="float" office:value="0.1007">
            <text:p>0.1007</text:p>
          </table:table-cell>
          <table:table-cell table:style-name="ce2" table:formula="of:=['Matlab Vector'.A208]" office:value-type="float" office:value="0.1602">
            <text:p>0.1602</text:p>
          </table:table-cell>
          <table:table-cell/>
        </table:table-row>
        <table:table-row table:style-name="ro1">
          <table:table-cell table:formula="of:=['Matlab Vector'.A5]" office:value-type="float" office:value="0.9067">
            <text:p>0.9067</text:p>
          </table:table-cell>
          <table:table-cell table:style-name="ce1" table:formula="of:=['Matlab Vector'.A17]" office:value-type="float" office:value="0.4959">
            <text:p>0.4959</text:p>
          </table:table-cell>
          <table:table-cell table:style-name="ce2" table:formula="of:=['Matlab Vector'.A29]" office:value-type="float" office:value="0.3224">
            <text:p>0.3224</text:p>
          </table:table-cell>
          <table:table-cell table:style-name="ce2" table:formula="of:=['Matlab Vector'.A41]" office:value-type="float" office:value="0.3447">
            <text:p>0.3447</text:p>
          </table:table-cell>
          <table:table-cell table:style-name="ce2" table:formula="of:=['Matlab Vector'.A53]" office:value-type="float" office:value="0.4564">
            <text:p>0.4564</text:p>
          </table:table-cell>
          <table:table-cell table:style-name="ce2" table:formula="of:=['Matlab Vector'.A65]" office:value-type="float" office:value="0.5796">
            <text:p>0.5796</text:p>
          </table:table-cell>
          <table:table-cell table:style-name="ce2" table:formula="of:=['Matlab Vector'.A77]" office:value-type="float" office:value="0.7084">
            <text:p>0.7084</text:p>
          </table:table-cell>
          <table:table-cell table:style-name="ce2" table:formula="of:=['Matlab Vector'.A89]" office:value-type="float" office:value="0.7713">
            <text:p>0.7713</text:p>
          </table:table-cell>
          <table:table-cell table:style-name="ce2" table:formula="of:=['Matlab Vector'.A101]" office:value-type="float" office:value="0.6197">
            <text:p>0.6197</text:p>
          </table:table-cell>
          <table:table-cell table:style-name="ce2" table:formula="of:=['Matlab Vector'.A113]" office:value-type="float" office:value="0.4591">
            <text:p>0.4591</text:p>
          </table:table-cell>
          <table:table-cell table:style-name="ce2" table:formula="of:=['Matlab Vector'.A125]" office:value-type="float" office:value="0.3392">
            <text:p>0.3392</text:p>
          </table:table-cell>
          <table:table-cell table:style-name="ce2" table:formula="of:=['Matlab Vector'.A137]" office:value-type="float" office:value="0.358">
            <text:p>0.3580</text:p>
          </table:table-cell>
          <table:table-cell table:style-name="ce2" table:formula="of:=['Matlab Vector'.A149]" office:value-type="float" office:value="0.3004">
            <text:p>0.3004</text:p>
          </table:table-cell>
          <table:table-cell table:style-name="ce2" table:formula="of:=['Matlab Vector'.A161]" office:value-type="float" office:value="0.2487">
            <text:p>0.2487</text:p>
          </table:table-cell>
          <table:table-cell table:style-name="ce2" table:formula="of:=['Matlab Vector'.A173]" office:value-type="float" office:value="0.2422">
            <text:p>0.2422</text:p>
          </table:table-cell>
          <table:table-cell table:style-name="ce2" table:formula="of:=['Matlab Vector'.A185]" office:value-type="float" office:value="0.1751">
            <text:p>0.1751</text:p>
          </table:table-cell>
          <table:table-cell table:style-name="ce2" table:formula="of:=['Matlab Vector'.A197]" office:value-type="float" office:value="0.1357">
            <text:p>0.1357</text:p>
          </table:table-cell>
          <table:table-cell table:style-name="ce2" table:formula="of:=['Matlab Vector'.A209]" office:value-type="float" office:value="0.1316">
            <text:p>0.1316</text:p>
          </table:table-cell>
          <table:table-cell/>
        </table:table-row>
        <table:table-row table:style-name="ro1">
          <table:table-cell table:formula="of:=['Matlab Vector'.A6]" office:value-type="float" office:value="0.2192">
            <text:p>0.2192</text:p>
          </table:table-cell>
          <table:table-cell table:style-name="ce1" table:formula="of:=['Matlab Vector'.A18]" office:value-type="float" office:value="0.343">
            <text:p>0.3430</text:p>
          </table:table-cell>
          <table:table-cell table:style-name="ce2" table:formula="of:=['Matlab Vector'.A30]" office:value-type="float" office:value="0.4751">
            <text:p>0.4751</text:p>
          </table:table-cell>
          <table:table-cell table:style-name="ce2" table:formula="of:=['Matlab Vector'.A42]" office:value-type="float" office:value="0.4932">
            <text:p>0.4932</text:p>
          </table:table-cell>
          <table:table-cell table:style-name="ce2" table:formula="of:=['Matlab Vector'.A54]" office:value-type="float" office:value="0.4927">
            <text:p>0.4927</text:p>
          </table:table-cell>
          <table:table-cell table:style-name="ce2" table:formula="of:=['Matlab Vector'.A66]" office:value-type="float" office:value="0.4109">
            <text:p>0.4109</text:p>
          </table:table-cell>
          <table:table-cell table:style-name="ce2" table:formula="of:=['Matlab Vector'.A78]" office:value-type="float" office:value="0.2911">
            <text:p>0.2911</text:p>
          </table:table-cell>
          <table:table-cell table:style-name="ce2" table:formula="of:=['Matlab Vector'.A90]" office:value-type="float" office:value="0.2205">
            <text:p>0.2205</text:p>
          </table:table-cell>
          <table:table-cell table:style-name="ce2" table:formula="of:=['Matlab Vector'.A102]" office:value-type="float" office:value="0.2087">
            <text:p>0.2087</text:p>
          </table:table-cell>
          <table:table-cell table:style-name="ce2" table:formula="of:=['Matlab Vector'.A114]" office:value-type="float" office:value="0.1952">
            <text:p>0.1952</text:p>
          </table:table-cell>
          <table:table-cell table:style-name="ce2" table:formula="of:=['Matlab Vector'.A126]" office:value-type="float" office:value="0.1818">
            <text:p>0.1818</text:p>
          </table:table-cell>
          <table:table-cell table:style-name="ce2" table:formula="of:=['Matlab Vector'.A138]" office:value-type="float" office:value="0.2009">
            <text:p>0.2009</text:p>
          </table:table-cell>
          <table:table-cell table:style-name="ce2" table:formula="of:=['Matlab Vector'.A150]" office:value-type="float" office:value="0.2247">
            <text:p>0.2247</text:p>
          </table:table-cell>
          <table:table-cell table:style-name="ce2" table:formula="of:=['Matlab Vector'.A162]" office:value-type="float" office:value="0.2291">
            <text:p>0.2291</text:p>
          </table:table-cell>
          <table:table-cell table:style-name="ce2" table:formula="of:=['Matlab Vector'.A174]" office:value-type="float" office:value="0.2388">
            <text:p>0.2388</text:p>
          </table:table-cell>
          <table:table-cell table:style-name="ce2" table:formula="of:=['Matlab Vector'.A186]" office:value-type="float" office:value="0.2317">
            <text:p>0.2317</text:p>
          </table:table-cell>
          <table:table-cell table:style-name="ce2" table:formula="of:=['Matlab Vector'.A198]" office:value-type="float" office:value="0.1744">
            <text:p>0.1744</text:p>
          </table:table-cell>
          <table:table-cell table:style-name="ce2" table:formula="of:=['Matlab Vector'.A210]" office:value-type="float" office:value="0.1316">
            <text:p>0.1316</text:p>
          </table:table-cell>
          <table:table-cell/>
        </table:table-row>
        <table:table-row table:style-name="ro1">
          <table:table-cell table:formula="of:=['Matlab Vector'.A7]" office:value-type="float" office:value="0.2098">
            <text:p>0.2098</text:p>
          </table:table-cell>
          <table:table-cell table:style-name="ce1" table:formula="of:=['Matlab Vector'.A19]" office:value-type="float" office:value="0.3154">
            <text:p>0.3154</text:p>
          </table:table-cell>
          <table:table-cell table:style-name="ce2" table:formula="of:=['Matlab Vector'.A31]" office:value-type="float" office:value="0.2989">
            <text:p>0.2989</text:p>
          </table:table-cell>
          <table:table-cell table:style-name="ce2" table:formula="of:=['Matlab Vector'.A43]" office:value-type="float" office:value="0.2553">
            <text:p>0.2553</text:p>
          </table:table-cell>
          <table:table-cell table:style-name="ce2" table:formula="of:=['Matlab Vector'.A55]" office:value-type="float" office:value="0.2289">
            <text:p>0.2289</text:p>
          </table:table-cell>
          <table:table-cell table:style-name="ce2" table:formula="of:=['Matlab Vector'.A67]" office:value-type="float" office:value="0.1761">
            <text:p>0.1761</text:p>
          </table:table-cell>
          <table:table-cell table:style-name="ce2" table:formula="of:=['Matlab Vector'.A79]" office:value-type="float" office:value="0.1405">
            <text:p>0.1405</text:p>
          </table:table-cell>
          <table:table-cell table:style-name="ce2" table:formula="of:=['Matlab Vector'.A91]" office:value-type="float" office:value="0.1651">
            <text:p>0.1651</text:p>
          </table:table-cell>
          <table:table-cell table:style-name="ce2" table:formula="of:=['Matlab Vector'.A103]" office:value-type="float" office:value="0.2123">
            <text:p>0.2123</text:p>
          </table:table-cell>
          <table:table-cell table:style-name="ce2" table:formula="of:=['Matlab Vector'.A115]" office:value-type="float" office:value="0.2147">
            <text:p>0.2147</text:p>
          </table:table-cell>
          <table:table-cell table:style-name="ce2" table:formula="of:=['Matlab Vector'.A127]" office:value-type="float" office:value="0.1666">
            <text:p>0.1666</text:p>
          </table:table-cell>
          <table:table-cell table:style-name="ce2" table:formula="of:=['Matlab Vector'.A139]" office:value-type="float" office:value="0.2113">
            <text:p>0.2113</text:p>
          </table:table-cell>
          <table:table-cell table:style-name="ce2" table:formula="of:=['Matlab Vector'.A151]" office:value-type="float" office:value="0.2785">
            <text:p>0.2785</text:p>
          </table:table-cell>
          <table:table-cell table:style-name="ce2" table:formula="of:=['Matlab Vector'.A163]" office:value-type="float" office:value="0.3142">
            <text:p>0.3142</text:p>
          </table:table-cell>
          <table:table-cell table:style-name="ce2" table:formula="of:=['Matlab Vector'.A175]" office:value-type="float" office:value="0.2375">
            <text:p>0.2375</text:p>
          </table:table-cell>
          <table:table-cell table:style-name="ce2" table:formula="of:=['Matlab Vector'.A187]" office:value-type="float" office:value="0.2325">
            <text:p>0.2325</text:p>
          </table:table-cell>
          <table:table-cell table:style-name="ce2" table:formula="of:=['Matlab Vector'.A199]" office:value-type="float" office:value="0.2766">
            <text:p>0.2766</text:p>
          </table:table-cell>
          <table:table-cell table:style-name="ce2" table:formula="of:=['Matlab Vector'.A211]" office:value-type="float" office:value="0.27">
            <text:p>0.2700</text:p>
          </table:table-cell>
          <table:table-cell/>
        </table:table-row>
        <table:table-row table:style-name="ro1">
          <table:table-cell table:formula="of:=['Matlab Vector'.A8]" office:value-type="float" office:value="0.2211">
            <text:p>0.2211</text:p>
          </table:table-cell>
          <table:table-cell table:style-name="ce1" table:formula="of:=['Matlab Vector'.A20]" office:value-type="float" office:value="0.2598">
            <text:p>0.2598</text:p>
          </table:table-cell>
          <table:table-cell table:style-name="ce2" table:formula="of:=['Matlab Vector'.A32]" office:value-type="float" office:value="0.2292">
            <text:p>0.2292</text:p>
          </table:table-cell>
          <table:table-cell table:style-name="ce2" table:formula="of:=['Matlab Vector'.A44]" office:value-type="float" office:value="0.2021">
            <text:p>0.2021</text:p>
          </table:table-cell>
          <table:table-cell table:style-name="ce2" table:formula="of:=['Matlab Vector'.A56]" office:value-type="float" office:value="0.1684">
            <text:p>0.1684</text:p>
          </table:table-cell>
          <table:table-cell table:style-name="ce2" table:formula="of:=['Matlab Vector'.A68]" office:value-type="float" office:value="0.1559">
            <text:p>0.1559</text:p>
          </table:table-cell>
          <table:table-cell table:style-name="ce2" table:formula="of:=['Matlab Vector'.A80]" office:value-type="float" office:value="0.1392">
            <text:p>0.1392</text:p>
          </table:table-cell>
          <table:table-cell table:style-name="ce2" table:formula="of:=['Matlab Vector'.A92]" office:value-type="float" office:value="0.1784">
            <text:p>0.1784</text:p>
          </table:table-cell>
          <table:table-cell table:style-name="ce2" table:formula="of:=['Matlab Vector'.A104]" office:value-type="float" office:value="0.2576">
            <text:p>0.2576</text:p>
          </table:table-cell>
          <table:table-cell table:style-name="ce2" table:formula="of:=['Matlab Vector'.A116]" office:value-type="float" office:value="0.2545">
            <text:p>0.2545</text:p>
          </table:table-cell>
          <table:table-cell table:style-name="ce2" table:formula="of:=['Matlab Vector'.A128]" office:value-type="float" office:value="0.1669">
            <text:p>0.1669</text:p>
          </table:table-cell>
          <table:table-cell table:style-name="ce2" table:formula="of:=['Matlab Vector'.A140]" office:value-type="float" office:value="0.2488">
            <text:p>0.2488</text:p>
          </table:table-cell>
          <table:table-cell table:style-name="ce2" table:formula="of:=['Matlab Vector'.A152]" office:value-type="float" office:value="0.2891">
            <text:p>0.2891</text:p>
          </table:table-cell>
          <table:table-cell table:style-name="ce2" table:formula="of:=['Matlab Vector'.A164]" office:value-type="float" office:value="0.2386">
            <text:p>0.2386</text:p>
          </table:table-cell>
          <table:table-cell table:style-name="ce2" table:formula="of:=['Matlab Vector'.A176]" office:value-type="float" office:value="0.1852">
            <text:p>0.1852</text:p>
          </table:table-cell>
          <table:table-cell table:style-name="ce2" table:formula="of:=['Matlab Vector'.A188]" office:value-type="float" office:value="0.2195">
            <text:p>0.2195</text:p>
          </table:table-cell>
          <table:table-cell table:style-name="ce2" table:formula="of:=['Matlab Vector'.A200]" office:value-type="float" office:value="0.2782">
            <text:p>0.2782</text:p>
          </table:table-cell>
          <table:table-cell table:style-name="ce2" table:formula="of:=['Matlab Vector'.A212]" office:value-type="float" office:value="0.3945">
            <text:p>0.3945</text:p>
          </table:table-cell>
          <table:table-cell/>
        </table:table-row>
        <table:table-row table:style-name="ro1">
          <table:table-cell table:formula="of:=['Matlab Vector'.A9]" office:value-type="float" office:value="0.2279">
            <text:p>0.2279</text:p>
          </table:table-cell>
          <table:table-cell table:style-name="ce1" table:formula="of:=['Matlab Vector'.A21]" office:value-type="float" office:value="0.1396">
            <text:p>0.1396</text:p>
          </table:table-cell>
          <table:table-cell table:style-name="ce2" table:formula="of:=['Matlab Vector'.A33]" office:value-type="float" office:value="0.1419">
            <text:p>0.1419</text:p>
          </table:table-cell>
          <table:table-cell table:style-name="ce2" table:formula="of:=['Matlab Vector'.A45]" office:value-type="float" office:value="0.1567">
            <text:p>0.1567</text:p>
          </table:table-cell>
          <table:table-cell table:style-name="ce2" table:formula="of:=['Matlab Vector'.A57]" office:value-type="float" office:value="0.1775">
            <text:p>0.1775</text:p>
          </table:table-cell>
          <table:table-cell table:style-name="ce2" table:formula="of:=['Matlab Vector'.A69]" office:value-type="float" office:value="0.2174">
            <text:p>0.2174</text:p>
          </table:table-cell>
          <table:table-cell table:style-name="ce2" table:formula="of:=['Matlab Vector'.A81]" office:value-type="float" office:value="0.2221">
            <text:p>0.2221</text:p>
          </table:table-cell>
          <table:table-cell table:style-name="ce2" table:formula="of:=['Matlab Vector'.A93]" office:value-type="float" office:value="0.2508">
            <text:p>0.2508</text:p>
          </table:table-cell>
          <table:table-cell table:style-name="ce2" table:formula="of:=['Matlab Vector'.A105]" office:value-type="float" office:value="0.2516">
            <text:p>0.2516</text:p>
          </table:table-cell>
          <table:table-cell table:style-name="ce2" table:formula="of:=['Matlab Vector'.A117]" office:value-type="float" office:value="0.1807">
            <text:p>0.1807</text:p>
          </table:table-cell>
          <table:table-cell table:style-name="ce2" table:formula="of:=['Matlab Vector'.A129]" office:value-type="float" office:value="0.1734">
            <text:p>0.1734</text:p>
          </table:table-cell>
          <table:table-cell table:style-name="ce2" table:formula="of:=['Matlab Vector'.A141]" office:value-type="float" office:value="0.2237">
            <text:p>0.2237</text:p>
          </table:table-cell>
          <table:table-cell table:style-name="ce2" table:formula="of:=['Matlab Vector'.A153]" office:value-type="float" office:value="0.2341">
            <text:p>0.2341</text:p>
          </table:table-cell>
          <table:table-cell table:style-name="ce2" table:formula="of:=['Matlab Vector'.A165]" office:value-type="float" office:value="0.2257">
            <text:p>0.2257</text:p>
          </table:table-cell>
          <table:table-cell table:style-name="ce2" table:formula="of:=['Matlab Vector'.A177]" office:value-type="float" office:value="0.2186">
            <text:p>0.2186</text:p>
          </table:table-cell>
          <table:table-cell table:style-name="ce2" table:formula="of:=['Matlab Vector'.A189]" office:value-type="float" office:value="0.2335">
            <text:p>0.2335</text:p>
          </table:table-cell>
          <table:table-cell table:style-name="ce2" table:formula="of:=['Matlab Vector'.A201]" office:value-type="float" office:value="0.2855">
            <text:p>0.2855</text:p>
          </table:table-cell>
          <table:table-cell table:style-name="ce2" table:formula="of:=['Matlab Vector'.A213]" office:value-type="float" office:value="0.2384">
            <text:p>0.2384</text:p>
          </table:table-cell>
          <table:table-cell/>
        </table:table-row>
        <table:table-row table:style-name="ro1">
          <table:table-cell table:formula="of:=['Matlab Vector'.A10]" office:value-type="float" office:value="0.2064">
            <text:p>0.2064</text:p>
          </table:table-cell>
          <table:table-cell table:style-name="ce1" table:formula="of:=['Matlab Vector'.A22]" office:value-type="float" office:value="0.1555">
            <text:p>0.1555</text:p>
          </table:table-cell>
          <table:table-cell table:style-name="ce2" table:formula="of:=['Matlab Vector'.A34]" office:value-type="float" office:value="0.1591">
            <text:p>0.1591</text:p>
          </table:table-cell>
          <table:table-cell table:style-name="ce2" table:formula="of:=['Matlab Vector'.A46]" office:value-type="float" office:value="0.2007">
            <text:p>0.2007</text:p>
          </table:table-cell>
          <table:table-cell table:style-name="ce2" table:formula="of:=['Matlab Vector'.A58]" office:value-type="float" office:value="0.2216">
            <text:p>0.2216</text:p>
          </table:table-cell>
          <table:table-cell table:style-name="ce2" table:formula="of:=['Matlab Vector'.A70]" office:value-type="float" office:value="0.2572">
            <text:p>0.2572</text:p>
          </table:table-cell>
          <table:table-cell table:style-name="ce2" table:formula="of:=['Matlab Vector'.A82]" office:value-type="float" office:value="0.2713">
            <text:p>0.2713</text:p>
          </table:table-cell>
          <table:table-cell table:style-name="ce2" table:formula="of:=['Matlab Vector'.A94]" office:value-type="float" office:value="0.2796">
            <text:p>0.2796</text:p>
          </table:table-cell>
          <table:table-cell table:style-name="ce2" table:formula="of:=['Matlab Vector'.A106]" office:value-type="float" office:value="0.2323">
            <text:p>0.2323</text:p>
          </table:table-cell>
          <table:table-cell table:style-name="ce2" table:formula="of:=['Matlab Vector'.A118]" office:value-type="float" office:value="0.1863">
            <text:p>0.1863</text:p>
          </table:table-cell>
          <table:table-cell table:style-name="ce2" table:formula="of:=['Matlab Vector'.A130]" office:value-type="float" office:value="0.2278">
            <text:p>0.2278</text:p>
          </table:table-cell>
          <table:table-cell table:style-name="ce2" table:formula="of:=['Matlab Vector'.A142]" office:value-type="float" office:value="0.2386">
            <text:p>0.2386</text:p>
          </table:table-cell>
          <table:table-cell table:style-name="ce2" table:formula="of:=['Matlab Vector'.A154]" office:value-type="float" office:value="0.2282">
            <text:p>0.2282</text:p>
          </table:table-cell>
          <table:table-cell table:style-name="ce2" table:formula="of:=['Matlab Vector'.A166]" office:value-type="float" office:value="0.2364">
            <text:p>0.2364</text:p>
          </table:table-cell>
          <table:table-cell table:style-name="ce2" table:formula="of:=['Matlab Vector'.A178]" office:value-type="float" office:value="0.24">
            <text:p>0.2400</text:p>
          </table:table-cell>
          <table:table-cell table:style-name="ce2" table:formula="of:=['Matlab Vector'.A190]" office:value-type="float" office:value="0.2441">
            <text:p>0.2441</text:p>
          </table:table-cell>
          <table:table-cell table:style-name="ce2" table:formula="of:=['Matlab Vector'.A202]" office:value-type="float" office:value="0.2726">
            <text:p>0.2726</text:p>
          </table:table-cell>
          <table:table-cell table:style-name="ce2" table:formula="of:=['Matlab Vector'.A214]" office:value-type="float" office:value="0.2384">
            <text:p>0.2384</text:p>
          </table:table-cell>
          <table:table-cell/>
        </table:table-row>
        <table:table-row table:style-name="ro1">
          <table:table-cell table:formula="of:=['Matlab Vector'.A11]" office:value-type="float" office:value="0.1658">
            <text:p>0.1658</text:p>
          </table:table-cell>
          <table:table-cell table:style-name="ce1" table:formula="of:=['Matlab Vector'.A23]" office:value-type="float" office:value="0.1757">
            <text:p>0.1757</text:p>
          </table:table-cell>
          <table:table-cell table:style-name="ce2" table:formula="of:=['Matlab Vector'.A35]" office:value-type="float" office:value="0.2024">
            <text:p>0.2024</text:p>
          </table:table-cell>
          <table:table-cell table:style-name="ce2" table:formula="of:=['Matlab Vector'.A47]" office:value-type="float" office:value="0.2456">
            <text:p>0.2456</text:p>
          </table:table-cell>
          <table:table-cell table:style-name="ce2" table:formula="of:=['Matlab Vector'.A59]" office:value-type="float" office:value="0.2513">
            <text:p>0.2513</text:p>
          </table:table-cell>
          <table:table-cell table:style-name="ce2" table:formula="of:=['Matlab Vector'.A71]" office:value-type="float" office:value="0.2599">
            <text:p>0.2599</text:p>
          </table:table-cell>
          <table:table-cell table:style-name="ce2" table:formula="of:=['Matlab Vector'.A83]" office:value-type="float" office:value="0.275">
            <text:p>0.2750</text:p>
          </table:table-cell>
          <table:table-cell table:style-name="ce2" table:formula="of:=['Matlab Vector'.A95]" office:value-type="float" office:value="0.2364">
            <text:p>0.2364</text:p>
          </table:table-cell>
          <table:table-cell table:style-name="ce2" table:formula="of:=['Matlab Vector'.A107]" office:value-type="float" office:value="0.1588">
            <text:p>0.1588</text:p>
          </table:table-cell>
          <table:table-cell table:style-name="ce2" table:formula="of:=['Matlab Vector'.A119]" office:value-type="float" office:value="0.1816">
            <text:p>0.1816</text:p>
          </table:table-cell>
          <table:table-cell table:style-name="ce2" table:formula="of:=['Matlab Vector'.A131]" office:value-type="float" office:value="0.2598">
            <text:p>0.2598</text:p>
          </table:table-cell>
          <table:table-cell table:style-name="ce2" table:formula="of:=['Matlab Vector'.A143]" office:value-type="float" office:value="0.2295">
            <text:p>0.2295</text:p>
          </table:table-cell>
          <table:table-cell table:style-name="ce2" table:formula="of:=['Matlab Vector'.A155]" office:value-type="float" office:value="0.213">
            <text:p>0.2130</text:p>
          </table:table-cell>
          <table:table-cell table:style-name="ce2" table:formula="of:=['Matlab Vector'.A167]" office:value-type="float" office:value="0.2109">
            <text:p>0.2109</text:p>
          </table:table-cell>
          <table:table-cell table:style-name="ce2" table:formula="of:=['Matlab Vector'.A179]" office:value-type="float" office:value="0.2071">
            <text:p>0.2071</text:p>
          </table:table-cell>
          <table:table-cell table:style-name="ce2" table:formula="of:=['Matlab Vector'.A191]" office:value-type="float" office:value="0.2545">
            <text:p>0.2545</text:p>
          </table:table-cell>
          <table:table-cell table:style-name="ce2" table:formula="of:=['Matlab Vector'.A203]" office:value-type="float" office:value="0.2895">
            <text:p>0.2895</text:p>
          </table:table-cell>
          <table:table-cell table:style-name="ce2" table:formula="of:=['Matlab Vector'.A215]" office:value-type="float" office:value="0.285">
            <text:p>0.2850</text:p>
          </table:table-cell>
          <table:table-cell/>
        </table:table-row>
        <table:table-row table:style-name="ro1">
          <table:table-cell table:formula="of:=['Matlab Vector'.A12]" office:value-type="float" office:value="0.1579">
            <text:p>0.1579</text:p>
          </table:table-cell>
          <table:table-cell table:style-name="ce1" table:formula="of:=['Matlab Vector'.A24]" office:value-type="float" office:value="0.1691">
            <text:p>0.1691</text:p>
          </table:table-cell>
          <table:table-cell table:style-name="ce2" table:formula="of:=['Matlab Vector'.A36]" office:value-type="float" office:value="0.2811">
            <text:p>0.2811</text:p>
          </table:table-cell>
          <table:table-cell table:style-name="ce2" table:formula="of:=['Matlab Vector'.A48]" office:value-type="float" office:value="0.2106">
            <text:p>0.2106</text:p>
          </table:table-cell>
          <table:table-cell table:style-name="ce2" table:formula="of:=['Matlab Vector'.A60]" office:value-type="float" office:value="0.2106">
            <text:p>0.2106</text:p>
          </table:table-cell>
          <table:table-cell table:style-name="ce2" table:formula="of:=['Matlab Vector'.A72]" office:value-type="float" office:value="0.2266">
            <text:p>0.2266</text:p>
          </table:table-cell>
          <table:table-cell table:style-name="ce2" table:formula="of:=['Matlab Vector'.A84]" office:value-type="float" office:value="0.2507">
            <text:p>0.2507</text:p>
          </table:table-cell>
          <table:table-cell table:style-name="ce2" table:formula="of:=['Matlab Vector'.A96]" office:value-type="float" office:value="0.2002">
            <text:p>0.2002</text:p>
          </table:table-cell>
          <table:table-cell table:style-name="ce2" table:formula="of:=['Matlab Vector'.A108]" office:value-type="float" office:value="0.1311">
            <text:p>0.1311</text:p>
          </table:table-cell>
          <table:table-cell table:style-name="ce2" table:formula="of:=['Matlab Vector'.A120]" office:value-type="float" office:value="0.1311">
            <text:p>0.1311</text:p>
          </table:table-cell>
          <table:table-cell table:style-name="ce2" table:formula="of:=['Matlab Vector'.A132]" office:value-type="float" office:value="0.2555">
            <text:p>0.2555</text:p>
          </table:table-cell>
          <table:table-cell table:style-name="ce2" table:formula="of:=['Matlab Vector'.A144]" office:value-type="float" office:value="0.248">
            <text:p>0.2480</text:p>
          </table:table-cell>
          <table:table-cell table:style-name="ce2" table:formula="of:=['Matlab Vector'.A156]" office:value-type="float" office:value="0.2448">
            <text:p>0.2448</text:p>
          </table:table-cell>
          <table:table-cell table:style-name="ce2" table:formula="of:=['Matlab Vector'.A168]" office:value-type="float" office:value="0.2381">
            <text:p>0.2381</text:p>
          </table:table-cell>
          <table:table-cell table:style-name="ce2" table:formula="of:=['Matlab Vector'.A180]" office:value-type="float" office:value="0.2381">
            <text:p>0.2381</text:p>
          </table:table-cell>
          <table:table-cell table:style-name="ce2" table:formula="of:=['Matlab Vector'.A192]" office:value-type="float" office:value="0.3686">
            <text:p>0.3686</text:p>
          </table:table-cell>
          <table:table-cell table:style-name="ce2" table:formula="of:=['Matlab Vector'.A204]" office:value-type="float" office:value="0.3086">
            <text:p>0.3086</text:p>
          </table:table-cell>
          <table:table-cell table:style-name="ce2" table:formula="of:=['Matlab Vector'.A216]" office:value-type="float" office:value="0.2848">
            <text:p>0.2848</text:p>
          </table:table-cell>
          <table:table-cell/>
        </table:table-row>
        <table:table-row table:style-name="ro1" table:number-rows-repeated="20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" table:number-columns-repeated="18" table:default-cell-style-name="ce1"/>
        <table:table-row table:style-name="ro1">
          <table:table-cell office:value-type="float" office:value="0.1347">
            <text:p>0.1347</text:p>
          </table:table-cell>
          <table:table-cell office:value-type="float" office:value="0.1433">
            <text:p>0.1433</text:p>
          </table:table-cell>
          <table:table-cell table:number-columns-repeated="2" office:value-type="float" office:value="0.1559">
            <text:p>0.1559</text:p>
          </table:table-cell>
          <table:table-cell office:value-type="float" office:value="0.1659">
            <text:p>0.1659</text:p>
          </table:table-cell>
          <table:table-cell office:value-type="float" office:value="0.1059">
            <text:p>0.1059</text:p>
          </table:table-cell>
          <table:table-cell table:number-columns-repeated="2" office:value-type="float" office:value="0.0995">
            <text:p>0.0995</text:p>
          </table:table-cell>
          <table:table-cell table:number-columns-repeated="2" office:value-type="float" office:value="0.1301">
            <text:p>0.1301</text:p>
          </table:table-cell>
          <table:table-cell office:value-type="float" office:value="0.1662">
            <text:p>0.1662</text:p>
          </table:table-cell>
          <table:table-cell table:number-columns-repeated="2" office:value-type="float" office:value="0.1386">
            <text:p>0.1386</text:p>
          </table:table-cell>
          <table:table-cell office:value-type="float" office:value="0.2569">
            <text:p>0.2569</text:p>
          </table:table-cell>
          <table:table-cell office:value-type="float" office:value="0.6992">
            <text:p>0.6992</text:p>
          </table:table-cell>
          <table:table-cell office:value-type="float" office:value="0.9403">
            <text:p>0.9403</text:p>
          </table:table-cell>
          <table:table-cell office:value-type="float" office:value="0.6212">
            <text:p>0.6212</text:p>
          </table:table-cell>
          <table:table-cell office:value-type="float" office:value="0.327">
            <text:p>0.3270</text:p>
          </table:table-cell>
        </table:table-row>
        <table:table-row table:style-name="ro1">
          <table:table-cell office:value-type="float" office:value="0.1476">
            <text:p>0.1476</text:p>
          </table:table-cell>
          <table:table-cell office:value-type="float" office:value="0.1482">
            <text:p>0.1482</text:p>
          </table:table-cell>
          <table:table-cell office:value-type="float" office:value="0.1438">
            <text:p>0.1438</text:p>
          </table:table-cell>
          <table:table-cell office:value-type="float" office:value="0.1463">
            <text:p>0.1463</text:p>
          </table:table-cell>
          <table:table-cell office:value-type="float" office:value="0.1426">
            <text:p>0.1426</text:p>
          </table:table-cell>
          <table:table-cell office:value-type="float" office:value="0.1228">
            <text:p>0.1228</text:p>
          </table:table-cell>
          <table:table-cell office:value-type="float" office:value="0.1065">
            <text:p>0.1065</text:p>
          </table:table-cell>
          <table:table-cell office:value-type="float" office:value="0.1092">
            <text:p>0.1092</text:p>
          </table:table-cell>
          <table:table-cell office:value-type="float" office:value="0.1367">
            <text:p>0.1367</text:p>
          </table:table-cell>
          <table:table-cell office:value-type="float" office:value="0.146">
            <text:p>0.1460</text:p>
          </table:table-cell>
          <table:table-cell office:value-type="float" office:value="0.1761">
            <text:p>0.1761</text:p>
          </table:table-cell>
          <table:table-cell office:value-type="float" office:value="0.1789">
            <text:p>0.1789</text:p>
          </table:table-cell>
          <table:table-cell office:value-type="float" office:value="0.2398">
            <text:p>0.2398</text:p>
          </table:table-cell>
          <table:table-cell office:value-type="float" office:value="0.6566">
            <text:p>0.6566</text:p>
          </table:table-cell>
          <table:table-cell office:value-type="float" office:value="1.0744">
            <text:p>1.0744</text:p>
          </table:table-cell>
          <table:table-cell office:value-type="float" office:value="0.7384">
            <text:p>0.7384</text:p>
          </table:table-cell>
          <table:table-cell office:value-type="float" office:value="0.3387">
            <text:p>0.3387</text:p>
          </table:table-cell>
          <table:table-cell office:value-type="float" office:value="0.1666">
            <text:p>0.1666</text:p>
          </table:table-cell>
        </table:table-row>
        <table:table-row table:style-name="ro1">
          <table:table-cell office:value-type="float" office:value="0.1777">
            <text:p>0.1777</text:p>
          </table:table-cell>
          <table:table-cell office:value-type="float" office:value="0.1185">
            <text:p>0.1185</text:p>
          </table:table-cell>
          <table:table-cell office:value-type="float" office:value="0.1075">
            <text:p>0.1075</text:p>
          </table:table-cell>
          <table:table-cell office:value-type="float" office:value="0.1371">
            <text:p>0.1371</text:p>
          </table:table-cell>
          <table:table-cell office:value-type="float" office:value="0.1515">
            <text:p>0.1515</text:p>
          </table:table-cell>
          <table:table-cell office:value-type="float" office:value="0.136">
            <text:p>0.1360</text:p>
          </table:table-cell>
          <table:table-cell office:value-type="float" office:value="0.1288">
            <text:p>0.1288</text:p>
          </table:table-cell>
          <table:table-cell office:value-type="float" office:value="0.1304">
            <text:p>0.1304</text:p>
          </table:table-cell>
          <table:table-cell office:value-type="float" office:value="0.1609">
            <text:p>0.1609</text:p>
          </table:table-cell>
          <table:table-cell office:value-type="float" office:value="0.1782">
            <text:p>0.1782</text:p>
          </table:table-cell>
          <table:table-cell office:value-type="float" office:value="0.2108">
            <text:p>0.2108</text:p>
          </table:table-cell>
          <table:table-cell office:value-type="float" office:value="0.3397">
            <text:p>0.3397</text:p>
          </table:table-cell>
          <table:table-cell office:value-type="float" office:value="0.6612">
            <text:p>0.6612</text:p>
          </table:table-cell>
          <table:table-cell office:value-type="float" office:value="1.077">
            <text:p>1.0770</text:p>
          </table:table-cell>
          <table:table-cell office:value-type="float" office:value="0.967">
            <text:p>0.9670</text:p>
          </table:table-cell>
          <table:table-cell office:value-type="float" office:value="0.3666">
            <text:p>0.3666</text:p>
          </table:table-cell>
          <table:table-cell office:value-type="float" office:value="0.1303">
            <text:p>0.1303</text:p>
          </table:table-cell>
          <table:table-cell office:value-type="float" office:value="0.161">
            <text:p>0.1610</text:p>
          </table:table-cell>
        </table:table-row>
        <table:table-row table:style-name="ro1">
          <table:table-cell office:value-type="float" office:value="0.2094">
            <text:p>0.2094</text:p>
          </table:table-cell>
          <table:table-cell office:value-type="float" office:value="0.1141">
            <text:p>0.1141</text:p>
          </table:table-cell>
          <table:table-cell office:value-type="float" office:value="0.1032">
            <text:p>0.1032</text:p>
          </table:table-cell>
          <table:table-cell office:value-type="float" office:value="0.1527">
            <text:p>0.1527</text:p>
          </table:table-cell>
          <table:table-cell office:value-type="float" office:value="0.1751">
            <text:p>0.1751</text:p>
          </table:table-cell>
          <table:table-cell office:value-type="float" office:value="0.1845">
            <text:p>0.1845</text:p>
          </table:table-cell>
          <table:table-cell office:value-type="float" office:value="0.191">
            <text:p>0.1910</text:p>
          </table:table-cell>
          <table:table-cell office:value-type="float" office:value="0.2916">
            <text:p>0.2916</text:p>
          </table:table-cell>
          <table:table-cell office:value-type="float" office:value="0.4139">
            <text:p>0.4139</text:p>
          </table:table-cell>
          <table:table-cell office:value-type="float" office:value="0.5408">
            <text:p>0.5408</text:p>
          </table:table-cell>
          <table:table-cell office:value-type="float" office:value="0.6463">
            <text:p>0.6463</text:p>
          </table:table-cell>
          <table:table-cell office:value-type="float" office:value="0.8722">
            <text:p>0.8722</text:p>
          </table:table-cell>
          <table:table-cell office:value-type="float" office:value="0.903">
            <text:p>0.9030</text:p>
          </table:table-cell>
          <table:table-cell office:value-type="float" office:value="0.677">
            <text:p>0.6770</text:p>
          </table:table-cell>
          <table:table-cell office:value-type="float" office:value="0.4329">
            <text:p>0.4329</text:p>
          </table:table-cell>
          <table:table-cell office:value-type="float" office:value="0.163">
            <text:p>0.1630</text:p>
          </table:table-cell>
          <table:table-cell office:value-type="float" office:value="0.1007">
            <text:p>0.1007</text:p>
          </table:table-cell>
          <table:table-cell office:value-type="float" office:value="0.1602">
            <text:p>0.1602</text:p>
          </table:table-cell>
        </table:table-row>
        <table:table-row table:style-name="ro1">
          <table:table-cell office:value-type="float" office:value="0.9067">
            <text:p>0.9067</text:p>
          </table:table-cell>
          <table:table-cell office:value-type="float" office:value="0.4959">
            <text:p>0.4959</text:p>
          </table:table-cell>
          <table:table-cell office:value-type="float" office:value="0.3224">
            <text:p>0.3224</text:p>
          </table:table-cell>
          <table:table-cell office:value-type="float" office:value="0.3447">
            <text:p>0.3447</text:p>
          </table:table-cell>
          <table:table-cell office:value-type="float" office:value="0.4564">
            <text:p>0.4564</text:p>
          </table:table-cell>
          <table:table-cell office:value-type="float" office:value="0.5796">
            <text:p>0.5796</text:p>
          </table:table-cell>
          <table:table-cell office:value-type="float" office:value="0.7084">
            <text:p>0.7084</text:p>
          </table:table-cell>
          <table:table-cell office:value-type="float" office:value="0.7713">
            <text:p>0.7713</text:p>
          </table:table-cell>
          <table:table-cell office:value-type="float" office:value="0.6197">
            <text:p>0.6197</text:p>
          </table:table-cell>
          <table:table-cell office:value-type="float" office:value="0.4591">
            <text:p>0.4591</text:p>
          </table:table-cell>
          <table:table-cell office:value-type="float" office:value="0.3392">
            <text:p>0.3392</text:p>
          </table:table-cell>
          <table:table-cell office:value-type="float" office:value="0.358">
            <text:p>0.3580</text:p>
          </table:table-cell>
          <table:table-cell office:value-type="float" office:value="0.3004">
            <text:p>0.3004</text:p>
          </table:table-cell>
          <table:table-cell office:value-type="float" office:value="0.2487">
            <text:p>0.2487</text:p>
          </table:table-cell>
          <table:table-cell office:value-type="float" office:value="0.2422">
            <text:p>0.2422</text:p>
          </table:table-cell>
          <table:table-cell office:value-type="float" office:value="0.1751">
            <text:p>0.1751</text:p>
          </table:table-cell>
          <table:table-cell office:value-type="float" office:value="0.1357">
            <text:p>0.1357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192">
            <text:p>0.2192</text:p>
          </table:table-cell>
          <table:table-cell office:value-type="float" office:value="0.343">
            <text:p>0.3430</text:p>
          </table:table-cell>
          <table:table-cell office:value-type="float" office:value="0.4751">
            <text:p>0.4751</text:p>
          </table:table-cell>
          <table:table-cell office:value-type="float" office:value="0.4932">
            <text:p>0.4932</text:p>
          </table:table-cell>
          <table:table-cell office:value-type="float" office:value="0.4927">
            <text:p>0.4927</text:p>
          </table:table-cell>
          <table:table-cell office:value-type="float" office:value="0.4109">
            <text:p>0.4109</text:p>
          </table:table-cell>
          <table:table-cell office:value-type="float" office:value="0.2911">
            <text:p>0.2911</text:p>
          </table:table-cell>
          <table:table-cell office:value-type="float" office:value="0.2205">
            <text:p>0.2205</text:p>
          </table:table-cell>
          <table:table-cell office:value-type="float" office:value="0.2087">
            <text:p>0.2087</text:p>
          </table:table-cell>
          <table:table-cell office:value-type="float" office:value="0.1952">
            <text:p>0.1952</text:p>
          </table:table-cell>
          <table:table-cell office:value-type="float" office:value="0.1818">
            <text:p>0.1818</text:p>
          </table:table-cell>
          <table:table-cell office:value-type="float" office:value="0.2009">
            <text:p>0.2009</text:p>
          </table:table-cell>
          <table:table-cell office:value-type="float" office:value="0.2247">
            <text:p>0.2247</text:p>
          </table:table-cell>
          <table:table-cell office:value-type="float" office:value="0.2291">
            <text:p>0.2291</text:p>
          </table:table-cell>
          <table:table-cell office:value-type="float" office:value="0.2388">
            <text:p>0.2388</text:p>
          </table:table-cell>
          <table:table-cell office:value-type="float" office:value="0.2317">
            <text:p>0.2317</text:p>
          </table:table-cell>
          <table:table-cell office:value-type="float" office:value="0.1744">
            <text:p>0.1744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float" office:value="0.2098">
            <text:p>0.2098</text:p>
          </table:table-cell>
          <table:table-cell office:value-type="float" office:value="0.3154">
            <text:p>0.3154</text:p>
          </table:table-cell>
          <table:table-cell office:value-type="float" office:value="0.2989">
            <text:p>0.2989</text:p>
          </table:table-cell>
          <table:table-cell office:value-type="float" office:value="0.2553">
            <text:p>0.2553</text:p>
          </table:table-cell>
          <table:table-cell office:value-type="float" office:value="0.2289">
            <text:p>0.2289</text:p>
          </table:table-cell>
          <table:table-cell office:value-type="float" office:value="0.1761">
            <text:p>0.1761</text:p>
          </table:table-cell>
          <table:table-cell office:value-type="float" office:value="0.1405">
            <text:p>0.1405</text:p>
          </table:table-cell>
          <table:table-cell office:value-type="float" office:value="0.1651">
            <text:p>0.1651</text:p>
          </table:table-cell>
          <table:table-cell office:value-type="float" office:value="0.2123">
            <text:p>0.2123</text:p>
          </table:table-cell>
          <table:table-cell office:value-type="float" office:value="0.2147">
            <text:p>0.2147</text:p>
          </table:table-cell>
          <table:table-cell office:value-type="float" office:value="0.1666">
            <text:p>0.1666</text:p>
          </table:table-cell>
          <table:table-cell office:value-type="float" office:value="0.2113">
            <text:p>0.2113</text:p>
          </table:table-cell>
          <table:table-cell office:value-type="float" office:value="0.2785">
            <text:p>0.2785</text:p>
          </table:table-cell>
          <table:table-cell office:value-type="float" office:value="0.3142">
            <text:p>0.3142</text:p>
          </table:table-cell>
          <table:table-cell office:value-type="float" office:value="0.2375">
            <text:p>0.2375</text:p>
          </table:table-cell>
          <table:table-cell office:value-type="float" office:value="0.2325">
            <text:p>0.2325</text:p>
          </table:table-cell>
          <table:table-cell office:value-type="float" office:value="0.2766">
            <text:p>0.2766</text:p>
          </table:table-cell>
          <table:table-cell office:value-type="float" office:value="0.27">
            <text:p>0.2700</text:p>
          </table:table-cell>
        </table:table-row>
        <table:table-row table:style-name="ro1">
          <table:table-cell office:value-type="float" office:value="0.2211">
            <text:p>0.2211</text:p>
          </table:table-cell>
          <table:table-cell office:value-type="float" office:value="0.2598">
            <text:p>0.2598</text:p>
          </table:table-cell>
          <table:table-cell office:value-type="float" office:value="0.2292">
            <text:p>0.2292</text:p>
          </table:table-cell>
          <table:table-cell office:value-type="float" office:value="0.2021">
            <text:p>0.2021</text:p>
          </table:table-cell>
          <table:table-cell office:value-type="float" office:value="0.1684">
            <text:p>0.1684</text:p>
          </table:table-cell>
          <table:table-cell office:value-type="float" office:value="0.1559">
            <text:p>0.1559</text:p>
          </table:table-cell>
          <table:table-cell office:value-type="float" office:value="0.1392">
            <text:p>0.1392</text:p>
          </table:table-cell>
          <table:table-cell office:value-type="float" office:value="0.1784">
            <text:p>0.1784</text:p>
          </table:table-cell>
          <table:table-cell office:value-type="float" office:value="0.2576">
            <text:p>0.2576</text:p>
          </table:table-cell>
          <table:table-cell office:value-type="float" office:value="0.2545">
            <text:p>0.2545</text:p>
          </table:table-cell>
          <table:table-cell office:value-type="float" office:value="0.1669">
            <text:p>0.1669</text:p>
          </table:table-cell>
          <table:table-cell office:value-type="float" office:value="0.2488">
            <text:p>0.2488</text:p>
          </table:table-cell>
          <table:table-cell office:value-type="float" office:value="0.2891">
            <text:p>0.2891</text:p>
          </table:table-cell>
          <table:table-cell office:value-type="float" office:value="0.2386">
            <text:p>0.2386</text:p>
          </table:table-cell>
          <table:table-cell office:value-type="float" office:value="0.1852">
            <text:p>0.1852</text:p>
          </table:table-cell>
          <table:table-cell office:value-type="float" office:value="0.2195">
            <text:p>0.2195</text:p>
          </table:table-cell>
          <table:table-cell office:value-type="float" office:value="0.2782">
            <text:p>0.2782</text:p>
          </table:table-cell>
          <table:table-cell office:value-type="float" office:value="0.3945">
            <text:p>0.3945</text:p>
          </table:table-cell>
        </table:table-row>
        <table:table-row table:style-name="ro1">
          <table:table-cell office:value-type="float" office:value="0.2279">
            <text:p>0.2279</text:p>
          </table:table-cell>
          <table:table-cell office:value-type="float" office:value="0.1396">
            <text:p>0.1396</text:p>
          </table:table-cell>
          <table:table-cell office:value-type="float" office:value="0.1419">
            <text:p>0.1419</text:p>
          </table:table-cell>
          <table:table-cell office:value-type="float" office:value="0.1567">
            <text:p>0.1567</text:p>
          </table:table-cell>
          <table:table-cell office:value-type="float" office:value="0.1775">
            <text:p>0.1775</text:p>
          </table:table-cell>
          <table:table-cell office:value-type="float" office:value="0.2174">
            <text:p>0.2174</text:p>
          </table:table-cell>
          <table:table-cell office:value-type="float" office:value="0.2221">
            <text:p>0.2221</text:p>
          </table:table-cell>
          <table:table-cell office:value-type="float" office:value="0.2508">
            <text:p>0.2508</text:p>
          </table:table-cell>
          <table:table-cell office:value-type="float" office:value="0.2516">
            <text:p>0.2516</text:p>
          </table:table-cell>
          <table:table-cell office:value-type="float" office:value="0.1807">
            <text:p>0.1807</text:p>
          </table:table-cell>
          <table:table-cell office:value-type="float" office:value="0.1734">
            <text:p>0.1734</text:p>
          </table:table-cell>
          <table:table-cell office:value-type="float" office:value="0.2237">
            <text:p>0.2237</text:p>
          </table:table-cell>
          <table:table-cell office:value-type="float" office:value="0.2341">
            <text:p>0.2341</text:p>
          </table:table-cell>
          <table:table-cell office:value-type="float" office:value="0.2257">
            <text:p>0.2257</text:p>
          </table:table-cell>
          <table:table-cell office:value-type="float" office:value="0.2186">
            <text:p>0.2186</text:p>
          </table:table-cell>
          <table:table-cell office:value-type="float" office:value="0.2335">
            <text:p>0.2335</text:p>
          </table:table-cell>
          <table:table-cell office:value-type="float" office:value="0.2855">
            <text:p>0.2855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2064">
            <text:p>0.2064</text:p>
          </table:table-cell>
          <table:table-cell office:value-type="float" office:value="0.1555">
            <text:p>0.1555</text:p>
          </table:table-cell>
          <table:table-cell office:value-type="float" office:value="0.1591">
            <text:p>0.1591</text:p>
          </table:table-cell>
          <table:table-cell office:value-type="float" office:value="0.2007">
            <text:p>0.2007</text:p>
          </table:table-cell>
          <table:table-cell office:value-type="float" office:value="0.2216">
            <text:p>0.2216</text:p>
          </table:table-cell>
          <table:table-cell office:value-type="float" office:value="0.2572">
            <text:p>0.2572</text:p>
          </table:table-cell>
          <table:table-cell office:value-type="float" office:value="0.2713">
            <text:p>0.2713</text:p>
          </table:table-cell>
          <table:table-cell office:value-type="float" office:value="0.2796">
            <text:p>0.2796</text:p>
          </table:table-cell>
          <table:table-cell office:value-type="float" office:value="0.2323">
            <text:p>0.2323</text:p>
          </table:table-cell>
          <table:table-cell office:value-type="float" office:value="0.1863">
            <text:p>0.1863</text:p>
          </table:table-cell>
          <table:table-cell office:value-type="float" office:value="0.2278">
            <text:p>0.2278</text:p>
          </table:table-cell>
          <table:table-cell office:value-type="float" office:value="0.2386">
            <text:p>0.2386</text:p>
          </table:table-cell>
          <table:table-cell office:value-type="float" office:value="0.2282">
            <text:p>0.2282</text:p>
          </table:table-cell>
          <table:table-cell office:value-type="float" office:value="0.2364">
            <text:p>0.2364</text:p>
          </table:table-cell>
          <table:table-cell office:value-type="float" office:value="0.24">
            <text:p>0.2400</text:p>
          </table:table-cell>
          <table:table-cell office:value-type="float" office:value="0.2441">
            <text:p>0.2441</text:p>
          </table:table-cell>
          <table:table-cell office:value-type="float" office:value="0.2726">
            <text:p>0.2726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0.1658">
            <text:p>0.1658</text:p>
          </table:table-cell>
          <table:table-cell office:value-type="float" office:value="0.1757">
            <text:p>0.1757</text:p>
          </table:table-cell>
          <table:table-cell office:value-type="float" office:value="0.2024">
            <text:p>0.2024</text:p>
          </table:table-cell>
          <table:table-cell office:value-type="float" office:value="0.2456">
            <text:p>0.2456</text:p>
          </table:table-cell>
          <table:table-cell office:value-type="float" office:value="0.2513">
            <text:p>0.2513</text:p>
          </table:table-cell>
          <table:table-cell office:value-type="float" office:value="0.2599">
            <text:p>0.2599</text:p>
          </table:table-cell>
          <table:table-cell office:value-type="float" office:value="0.275">
            <text:p>0.2750</text:p>
          </table:table-cell>
          <table:table-cell office:value-type="float" office:value="0.2364">
            <text:p>0.2364</text:p>
          </table:table-cell>
          <table:table-cell office:value-type="float" office:value="0.1588">
            <text:p>0.1588</text:p>
          </table:table-cell>
          <table:table-cell office:value-type="float" office:value="0.1816">
            <text:p>0.1816</text:p>
          </table:table-cell>
          <table:table-cell office:value-type="float" office:value="0.2598">
            <text:p>0.2598</text:p>
          </table:table-cell>
          <table:table-cell office:value-type="float" office:value="0.2295">
            <text:p>0.2295</text:p>
          </table:table-cell>
          <table:table-cell office:value-type="float" office:value="0.213">
            <text:p>0.2130</text:p>
          </table:table-cell>
          <table:table-cell office:value-type="float" office:value="0.2109">
            <text:p>0.2109</text:p>
          </table:table-cell>
          <table:table-cell office:value-type="float" office:value="0.2071">
            <text:p>0.2071</text:p>
          </table:table-cell>
          <table:table-cell office:value-type="float" office:value="0.2545">
            <text:p>0.2545</text:p>
          </table:table-cell>
          <table:table-cell office:value-type="float" office:value="0.2895">
            <text:p>0.2895</text:p>
          </table:table-cell>
          <table:table-cell office:value-type="float" office:value="0.285">
            <text:p>0.2850</text:p>
          </table:table-cell>
        </table:table-row>
        <table:table-row table:style-name="ro1">
          <table:table-cell office:value-type="float" office:value="0.1579">
            <text:p>0.1579</text:p>
          </table:table-cell>
          <table:table-cell office:value-type="float" office:value="0.1691">
            <text:p>0.1691</text:p>
          </table:table-cell>
          <table:table-cell office:value-type="float" office:value="0.2811">
            <text:p>0.2811</text:p>
          </table:table-cell>
          <table:table-cell table:number-columns-repeated="2" office:value-type="float" office:value="0.2106">
            <text:p>0.2106</text:p>
          </table:table-cell>
          <table:table-cell office:value-type="float" office:value="0.2266">
            <text:p>0.2266</text:p>
          </table:table-cell>
          <table:table-cell office:value-type="float" office:value="0.2507">
            <text:p>0.2507</text:p>
          </table:table-cell>
          <table:table-cell office:value-type="float" office:value="0.2002">
            <text:p>0.2002</text:p>
          </table:table-cell>
          <table:table-cell table:number-columns-repeated="2" office:value-type="float" office:value="0.1311">
            <text:p>0.1311</text:p>
          </table:table-cell>
          <table:table-cell office:value-type="float" office:value="0.2555">
            <text:p>0.2555</text:p>
          </table:table-cell>
          <table:table-cell office:value-type="float" office:value="0.248">
            <text:p>0.2480</text:p>
          </table:table-cell>
          <table:table-cell office:value-type="float" office:value="0.2448">
            <text:p>0.2448</text:p>
          </table:table-cell>
          <table:table-cell table:number-columns-repeated="2" office:value-type="float" office:value="0.2381">
            <text:p>0.2381</text:p>
          </table:table-cell>
          <table:table-cell office:value-type="float" office:value="0.3686">
            <text:p>0.3686</text:p>
          </table:table-cell>
          <table:table-cell office:value-type="float" office:value="0.3086">
            <text:p>0.3086</text:p>
          </table:table-cell>
          <table:table-cell office:value-type="float" office:value="0.2848">
            <text:p>0.2848</text:p>
          </table:table-cell>
        </table:table-row>
      </table:table>
      <table:table table:name="Diff" table:style-name="ta1" table:print="false">
        <table:table-column table:style-name="co1" table:number-columns-repeated="18" table:default-cell-style-name="ce1"/>
        <table:table-row table:style-name="ro1">
          <table:table-cell table:formula="of:=[Sheet2.A1]-[Sheet3.A1]" office:value-type="float" office:value="0">
            <text:p>0.0000</text:p>
          </table:table-cell>
          <table:table-cell table:formula="of:=[Sheet2.B1]-[Sheet3.B1]" office:value-type="float" office:value="0">
            <text:p>0.0000</text:p>
          </table:table-cell>
          <table:table-cell table:formula="of:=[Sheet2.C1]-[Sheet3.C1]" office:value-type="float" office:value="0">
            <text:p>0.0000</text:p>
          </table:table-cell>
          <table:table-cell table:formula="of:=[Sheet2.D1]-[Sheet3.D1]" office:value-type="float" office:value="0">
            <text:p>0.0000</text:p>
          </table:table-cell>
          <table:table-cell table:formula="of:=[Sheet2.E1]-[Sheet3.E1]" office:value-type="float" office:value="0">
            <text:p>0.0000</text:p>
          </table:table-cell>
          <table:table-cell table:formula="of:=[Sheet2.F1]-[Sheet3.F1]" office:value-type="float" office:value="0">
            <text:p>0.0000</text:p>
          </table:table-cell>
          <table:table-cell table:formula="of:=[Sheet2.G1]-[Sheet3.G1]" office:value-type="float" office:value="0">
            <text:p>0.0000</text:p>
          </table:table-cell>
          <table:table-cell table:formula="of:=[Sheet2.H1]-[Sheet3.H1]" office:value-type="float" office:value="0">
            <text:p>0.0000</text:p>
          </table:table-cell>
          <table:table-cell table:formula="of:=[Sheet2.I1]-[Sheet3.I1]" office:value-type="float" office:value="0">
            <text:p>0.0000</text:p>
          </table:table-cell>
          <table:table-cell table:formula="of:=[Sheet2.J1]-[Sheet3.J1]" office:value-type="float" office:value="0">
            <text:p>0.0000</text:p>
          </table:table-cell>
          <table:table-cell table:formula="of:=[Sheet2.K1]-[Sheet3.K1]" office:value-type="float" office:value="0">
            <text:p>0.0000</text:p>
          </table:table-cell>
          <table:table-cell table:formula="of:=[Sheet2.L1]-[Sheet3.L1]" office:value-type="float" office:value="0">
            <text:p>0.0000</text:p>
          </table:table-cell>
          <table:table-cell table:formula="of:=[Sheet2.M1]-[Sheet3.M1]" office:value-type="float" office:value="0">
            <text:p>0.0000</text:p>
          </table:table-cell>
          <table:table-cell table:formula="of:=[Sheet2.N1]-[Sheet3.N1]" office:value-type="float" office:value="0">
            <text:p>0.0000</text:p>
          </table:table-cell>
          <table:table-cell table:formula="of:=[Sheet2.O1]-[Sheet3.O1]" office:value-type="float" office:value="0">
            <text:p>0.0000</text:p>
          </table:table-cell>
          <table:table-cell table:formula="of:=[Sheet2.P1]-[Sheet3.P1]" office:value-type="float" office:value="0">
            <text:p>0.0000</text:p>
          </table:table-cell>
          <table:table-cell table:formula="of:=[Sheet2.Q1]-[Sheet3.Q1]" office:value-type="float" office:value="0">
            <text:p>0.0000</text:p>
          </table:table-cell>
          <table:table-cell table:formula="of:=[Sheet2.R1]-[Sheet3.R1]" office:value-type="float" office:value="0">
            <text:p>0.0000</text:p>
          </table:table-cell>
        </table:table-row>
        <table:table-row table:style-name="ro1">
          <table:table-cell table:formula="of:=[Sheet2.A2]-[Sheet3.A2]" office:value-type="float" office:value="0">
            <text:p>0.0000</text:p>
          </table:table-cell>
          <table:table-cell table:formula="of:=[Sheet2.B2]-[Sheet3.B2]" office:value-type="float" office:value="0">
            <text:p>0.0000</text:p>
          </table:table-cell>
          <table:table-cell table:formula="of:=[Sheet2.C2]-[Sheet3.C2]" office:value-type="float" office:value="0">
            <text:p>0.0000</text:p>
          </table:table-cell>
          <table:table-cell table:formula="of:=[Sheet2.D2]-[Sheet3.D2]" office:value-type="float" office:value="0">
            <text:p>0.0000</text:p>
          </table:table-cell>
          <table:table-cell table:formula="of:=[Sheet2.E2]-[Sheet3.E2]" office:value-type="float" office:value="0">
            <text:p>0.0000</text:p>
          </table:table-cell>
          <table:table-cell table:formula="of:=[Sheet2.F2]-[Sheet3.F2]" office:value-type="float" office:value="0">
            <text:p>0.0000</text:p>
          </table:table-cell>
          <table:table-cell table:formula="of:=[Sheet2.G2]-[Sheet3.G2]" office:value-type="float" office:value="0">
            <text:p>0.0000</text:p>
          </table:table-cell>
          <table:table-cell table:formula="of:=[Sheet2.H2]-[Sheet3.H2]" office:value-type="float" office:value="0">
            <text:p>0.0000</text:p>
          </table:table-cell>
          <table:table-cell table:formula="of:=[Sheet2.I2]-[Sheet3.I2]" office:value-type="float" office:value="0">
            <text:p>0.0000</text:p>
          </table:table-cell>
          <table:table-cell table:formula="of:=[Sheet2.J2]-[Sheet3.J2]" office:value-type="float" office:value="0">
            <text:p>0.0000</text:p>
          </table:table-cell>
          <table:table-cell table:formula="of:=[Sheet2.K2]-[Sheet3.K2]" office:value-type="float" office:value="0">
            <text:p>0.0000</text:p>
          </table:table-cell>
          <table:table-cell table:formula="of:=[Sheet2.L2]-[Sheet3.L2]" office:value-type="float" office:value="0">
            <text:p>0.0000</text:p>
          </table:table-cell>
          <table:table-cell table:formula="of:=[Sheet2.M2]-[Sheet3.M2]" office:value-type="float" office:value="0">
            <text:p>0.0000</text:p>
          </table:table-cell>
          <table:table-cell table:formula="of:=[Sheet2.N2]-[Sheet3.N2]" office:value-type="float" office:value="0">
            <text:p>0.0000</text:p>
          </table:table-cell>
          <table:table-cell table:formula="of:=[Sheet2.O2]-[Sheet3.O2]" office:value-type="float" office:value="0">
            <text:p>0.0000</text:p>
          </table:table-cell>
          <table:table-cell table:formula="of:=[Sheet2.P2]-[Sheet3.P2]" office:value-type="float" office:value="0">
            <text:p>0.0000</text:p>
          </table:table-cell>
          <table:table-cell table:formula="of:=[Sheet2.Q2]-[Sheet3.Q2]" office:value-type="float" office:value="0">
            <text:p>0.0000</text:p>
          </table:table-cell>
          <table:table-cell table:formula="of:=[Sheet2.R2]-[Sheet3.R2]" office:value-type="float" office:value="0">
            <text:p>0.0000</text:p>
          </table:table-cell>
        </table:table-row>
        <table:table-row table:style-name="ro1">
          <table:table-cell table:formula="of:=[Sheet2.A3]-[Sheet3.A3]" office:value-type="float" office:value="0">
            <text:p>0.0000</text:p>
          </table:table-cell>
          <table:table-cell table:formula="of:=[Sheet2.B3]-[Sheet3.B3]" office:value-type="float" office:value="0">
            <text:p>0.0000</text:p>
          </table:table-cell>
          <table:table-cell table:formula="of:=[Sheet2.C3]-[Sheet3.C3]" office:value-type="float" office:value="0">
            <text:p>0.0000</text:p>
          </table:table-cell>
          <table:table-cell table:formula="of:=[Sheet2.D3]-[Sheet3.D3]" office:value-type="float" office:value="0">
            <text:p>0.0000</text:p>
          </table:table-cell>
          <table:table-cell table:formula="of:=[Sheet2.E3]-[Sheet3.E3]" office:value-type="float" office:value="0">
            <text:p>0.0000</text:p>
          </table:table-cell>
          <table:table-cell table:formula="of:=[Sheet2.F3]-[Sheet3.F3]" office:value-type="float" office:value="0">
            <text:p>0.0000</text:p>
          </table:table-cell>
          <table:table-cell table:formula="of:=[Sheet2.G3]-[Sheet3.G3]" office:value-type="float" office:value="0">
            <text:p>0.0000</text:p>
          </table:table-cell>
          <table:table-cell table:formula="of:=[Sheet2.H3]-[Sheet3.H3]" office:value-type="float" office:value="0">
            <text:p>0.0000</text:p>
          </table:table-cell>
          <table:table-cell table:formula="of:=[Sheet2.I3]-[Sheet3.I3]" office:value-type="float" office:value="0">
            <text:p>0.0000</text:p>
          </table:table-cell>
          <table:table-cell table:formula="of:=[Sheet2.J3]-[Sheet3.J3]" office:value-type="float" office:value="0">
            <text:p>0.0000</text:p>
          </table:table-cell>
          <table:table-cell table:formula="of:=[Sheet2.K3]-[Sheet3.K3]" office:value-type="float" office:value="0">
            <text:p>0.0000</text:p>
          </table:table-cell>
          <table:table-cell table:formula="of:=[Sheet2.L3]-[Sheet3.L3]" office:value-type="float" office:value="0">
            <text:p>0.0000</text:p>
          </table:table-cell>
          <table:table-cell table:formula="of:=[Sheet2.M3]-[Sheet3.M3]" office:value-type="float" office:value="0">
            <text:p>0.0000</text:p>
          </table:table-cell>
          <table:table-cell table:formula="of:=[Sheet2.N3]-[Sheet3.N3]" office:value-type="float" office:value="0">
            <text:p>0.0000</text:p>
          </table:table-cell>
          <table:table-cell table:formula="of:=[Sheet2.O3]-[Sheet3.O3]" office:value-type="float" office:value="0">
            <text:p>0.0000</text:p>
          </table:table-cell>
          <table:table-cell table:formula="of:=[Sheet2.P3]-[Sheet3.P3]" office:value-type="float" office:value="0">
            <text:p>0.0000</text:p>
          </table:table-cell>
          <table:table-cell table:formula="of:=[Sheet2.Q3]-[Sheet3.Q3]" office:value-type="float" office:value="0">
            <text:p>0.0000</text:p>
          </table:table-cell>
          <table:table-cell table:formula="of:=[Sheet2.R3]-[Sheet3.R3]" office:value-type="float" office:value="0">
            <text:p>0.0000</text:p>
          </table:table-cell>
        </table:table-row>
        <table:table-row table:style-name="ro1">
          <table:table-cell table:formula="of:=[Sheet2.A4]-[Sheet3.A4]" office:value-type="float" office:value="0">
            <text:p>0.0000</text:p>
          </table:table-cell>
          <table:table-cell table:formula="of:=[Sheet2.B4]-[Sheet3.B4]" office:value-type="float" office:value="0">
            <text:p>0.0000</text:p>
          </table:table-cell>
          <table:table-cell table:formula="of:=[Sheet2.C4]-[Sheet3.C4]" office:value-type="float" office:value="0">
            <text:p>0.0000</text:p>
          </table:table-cell>
          <table:table-cell table:formula="of:=[Sheet2.D4]-[Sheet3.D4]" office:value-type="float" office:value="0">
            <text:p>0.0000</text:p>
          </table:table-cell>
          <table:table-cell table:formula="of:=[Sheet2.E4]-[Sheet3.E4]" office:value-type="float" office:value="0">
            <text:p>0.0000</text:p>
          </table:table-cell>
          <table:table-cell table:formula="of:=[Sheet2.F4]-[Sheet3.F4]" office:value-type="float" office:value="0">
            <text:p>0.0000</text:p>
          </table:table-cell>
          <table:table-cell table:formula="of:=[Sheet2.G4]-[Sheet3.G4]" office:value-type="float" office:value="0">
            <text:p>0.0000</text:p>
          </table:table-cell>
          <table:table-cell table:formula="of:=[Sheet2.H4]-[Sheet3.H4]" office:value-type="float" office:value="0">
            <text:p>0.0000</text:p>
          </table:table-cell>
          <table:table-cell table:formula="of:=[Sheet2.I4]-[Sheet3.I4]" office:value-type="float" office:value="0">
            <text:p>0.0000</text:p>
          </table:table-cell>
          <table:table-cell table:formula="of:=[Sheet2.J4]-[Sheet3.J4]" office:value-type="float" office:value="0">
            <text:p>0.0000</text:p>
          </table:table-cell>
          <table:table-cell table:formula="of:=[Sheet2.K4]-[Sheet3.K4]" office:value-type="float" office:value="0">
            <text:p>0.0000</text:p>
          </table:table-cell>
          <table:table-cell table:formula="of:=[Sheet2.L4]-[Sheet3.L4]" office:value-type="float" office:value="0">
            <text:p>0.0000</text:p>
          </table:table-cell>
          <table:table-cell table:formula="of:=[Sheet2.M4]-[Sheet3.M4]" office:value-type="float" office:value="0">
            <text:p>0.0000</text:p>
          </table:table-cell>
          <table:table-cell table:formula="of:=[Sheet2.N4]-[Sheet3.N4]" office:value-type="float" office:value="0">
            <text:p>0.0000</text:p>
          </table:table-cell>
          <table:table-cell table:formula="of:=[Sheet2.O4]-[Sheet3.O4]" office:value-type="float" office:value="0">
            <text:p>0.0000</text:p>
          </table:table-cell>
          <table:table-cell table:formula="of:=[Sheet2.P4]-[Sheet3.P4]" office:value-type="float" office:value="0">
            <text:p>0.0000</text:p>
          </table:table-cell>
          <table:table-cell table:formula="of:=[Sheet2.Q4]-[Sheet3.Q4]" office:value-type="float" office:value="0">
            <text:p>0.0000</text:p>
          </table:table-cell>
          <table:table-cell table:formula="of:=[Sheet2.R4]-[Sheet3.R4]" office:value-type="float" office:value="0">
            <text:p>0.0000</text:p>
          </table:table-cell>
        </table:table-row>
        <table:table-row table:style-name="ro1">
          <table:table-cell table:formula="of:=[Sheet2.A5]-[Sheet3.A5]" office:value-type="float" office:value="0">
            <text:p>0.0000</text:p>
          </table:table-cell>
          <table:table-cell table:formula="of:=[Sheet2.B5]-[Sheet3.B5]" office:value-type="float" office:value="0">
            <text:p>0.0000</text:p>
          </table:table-cell>
          <table:table-cell table:formula="of:=[Sheet2.C5]-[Sheet3.C5]" office:value-type="float" office:value="0">
            <text:p>0.0000</text:p>
          </table:table-cell>
          <table:table-cell table:formula="of:=[Sheet2.D5]-[Sheet3.D5]" office:value-type="float" office:value="0">
            <text:p>0.0000</text:p>
          </table:table-cell>
          <table:table-cell table:formula="of:=[Sheet2.E5]-[Sheet3.E5]" office:value-type="float" office:value="0">
            <text:p>0.0000</text:p>
          </table:table-cell>
          <table:table-cell table:formula="of:=[Sheet2.F5]-[Sheet3.F5]" office:value-type="float" office:value="0">
            <text:p>0.0000</text:p>
          </table:table-cell>
          <table:table-cell table:formula="of:=[Sheet2.G5]-[Sheet3.G5]" office:value-type="float" office:value="0">
            <text:p>0.0000</text:p>
          </table:table-cell>
          <table:table-cell table:formula="of:=[Sheet2.H5]-[Sheet3.H5]" office:value-type="float" office:value="0">
            <text:p>0.0000</text:p>
          </table:table-cell>
          <table:table-cell table:formula="of:=[Sheet2.I5]-[Sheet3.I5]" office:value-type="float" office:value="0">
            <text:p>0.0000</text:p>
          </table:table-cell>
          <table:table-cell table:formula="of:=[Sheet2.J5]-[Sheet3.J5]" office:value-type="float" office:value="0">
            <text:p>0.0000</text:p>
          </table:table-cell>
          <table:table-cell table:formula="of:=[Sheet2.K5]-[Sheet3.K5]" office:value-type="float" office:value="0">
            <text:p>0.0000</text:p>
          </table:table-cell>
          <table:table-cell table:formula="of:=[Sheet2.L5]-[Sheet3.L5]" office:value-type="float" office:value="0">
            <text:p>0.0000</text:p>
          </table:table-cell>
          <table:table-cell table:formula="of:=[Sheet2.M5]-[Sheet3.M5]" office:value-type="float" office:value="0">
            <text:p>0.0000</text:p>
          </table:table-cell>
          <table:table-cell table:formula="of:=[Sheet2.N5]-[Sheet3.N5]" office:value-type="float" office:value="0">
            <text:p>0.0000</text:p>
          </table:table-cell>
          <table:table-cell table:formula="of:=[Sheet2.O5]-[Sheet3.O5]" office:value-type="float" office:value="0">
            <text:p>0.0000</text:p>
          </table:table-cell>
          <table:table-cell table:formula="of:=[Sheet2.P5]-[Sheet3.P5]" office:value-type="float" office:value="0">
            <text:p>0.0000</text:p>
          </table:table-cell>
          <table:table-cell table:formula="of:=[Sheet2.Q5]-[Sheet3.Q5]" office:value-type="float" office:value="0">
            <text:p>0.0000</text:p>
          </table:table-cell>
          <table:table-cell table:formula="of:=[Sheet2.R5]-[Sheet3.R5]" office:value-type="float" office:value="0">
            <text:p>0.0000</text:p>
          </table:table-cell>
        </table:table-row>
        <table:table-row table:style-name="ro1">
          <table:table-cell table:formula="of:=[Sheet2.A6]-[Sheet3.A6]" office:value-type="float" office:value="0">
            <text:p>0.0000</text:p>
          </table:table-cell>
          <table:table-cell table:formula="of:=[Sheet2.B6]-[Sheet3.B6]" office:value-type="float" office:value="0">
            <text:p>0.0000</text:p>
          </table:table-cell>
          <table:table-cell table:formula="of:=[Sheet2.C6]-[Sheet3.C6]" office:value-type="float" office:value="0">
            <text:p>0.0000</text:p>
          </table:table-cell>
          <table:table-cell table:formula="of:=[Sheet2.D6]-[Sheet3.D6]" office:value-type="float" office:value="0">
            <text:p>0.0000</text:p>
          </table:table-cell>
          <table:table-cell table:formula="of:=[Sheet2.E6]-[Sheet3.E6]" office:value-type="float" office:value="0">
            <text:p>0.0000</text:p>
          </table:table-cell>
          <table:table-cell table:formula="of:=[Sheet2.F6]-[Sheet3.F6]" office:value-type="float" office:value="0">
            <text:p>0.0000</text:p>
          </table:table-cell>
          <table:table-cell table:formula="of:=[Sheet2.G6]-[Sheet3.G6]" office:value-type="float" office:value="0">
            <text:p>0.0000</text:p>
          </table:table-cell>
          <table:table-cell table:formula="of:=[Sheet2.H6]-[Sheet3.H6]" office:value-type="float" office:value="0">
            <text:p>0.0000</text:p>
          </table:table-cell>
          <table:table-cell table:formula="of:=[Sheet2.I6]-[Sheet3.I6]" office:value-type="float" office:value="0">
            <text:p>0.0000</text:p>
          </table:table-cell>
          <table:table-cell table:formula="of:=[Sheet2.J6]-[Sheet3.J6]" office:value-type="float" office:value="0">
            <text:p>0.0000</text:p>
          </table:table-cell>
          <table:table-cell table:formula="of:=[Sheet2.K6]-[Sheet3.K6]" office:value-type="float" office:value="0">
            <text:p>0.0000</text:p>
          </table:table-cell>
          <table:table-cell table:formula="of:=[Sheet2.L6]-[Sheet3.L6]" office:value-type="float" office:value="0">
            <text:p>0.0000</text:p>
          </table:table-cell>
          <table:table-cell table:formula="of:=[Sheet2.M6]-[Sheet3.M6]" office:value-type="float" office:value="0">
            <text:p>0.0000</text:p>
          </table:table-cell>
          <table:table-cell table:formula="of:=[Sheet2.N6]-[Sheet3.N6]" office:value-type="float" office:value="0">
            <text:p>0.0000</text:p>
          </table:table-cell>
          <table:table-cell table:formula="of:=[Sheet2.O6]-[Sheet3.O6]" office:value-type="float" office:value="0">
            <text:p>0.0000</text:p>
          </table:table-cell>
          <table:table-cell table:formula="of:=[Sheet2.P6]-[Sheet3.P6]" office:value-type="float" office:value="0">
            <text:p>0.0000</text:p>
          </table:table-cell>
          <table:table-cell table:formula="of:=[Sheet2.Q6]-[Sheet3.Q6]" office:value-type="float" office:value="0">
            <text:p>0.0000</text:p>
          </table:table-cell>
          <table:table-cell table:formula="of:=[Sheet2.R6]-[Sheet3.R6]" office:value-type="float" office:value="0">
            <text:p>0.0000</text:p>
          </table:table-cell>
        </table:table-row>
        <table:table-row table:style-name="ro1">
          <table:table-cell table:formula="of:=[Sheet2.A7]-[Sheet3.A7]" office:value-type="float" office:value="0">
            <text:p>0.0000</text:p>
          </table:table-cell>
          <table:table-cell table:formula="of:=[Sheet2.B7]-[Sheet3.B7]" office:value-type="float" office:value="0">
            <text:p>0.0000</text:p>
          </table:table-cell>
          <table:table-cell table:formula="of:=[Sheet2.C7]-[Sheet3.C7]" office:value-type="float" office:value="0">
            <text:p>0.0000</text:p>
          </table:table-cell>
          <table:table-cell table:formula="of:=[Sheet2.D7]-[Sheet3.D7]" office:value-type="float" office:value="0">
            <text:p>0.0000</text:p>
          </table:table-cell>
          <table:table-cell table:formula="of:=[Sheet2.E7]-[Sheet3.E7]" office:value-type="float" office:value="0">
            <text:p>0.0000</text:p>
          </table:table-cell>
          <table:table-cell table:formula="of:=[Sheet2.F7]-[Sheet3.F7]" office:value-type="float" office:value="0">
            <text:p>0.0000</text:p>
          </table:table-cell>
          <table:table-cell table:formula="of:=[Sheet2.G7]-[Sheet3.G7]" office:value-type="float" office:value="0">
            <text:p>0.0000</text:p>
          </table:table-cell>
          <table:table-cell table:formula="of:=[Sheet2.H7]-[Sheet3.H7]" office:value-type="float" office:value="0">
            <text:p>0.0000</text:p>
          </table:table-cell>
          <table:table-cell table:formula="of:=[Sheet2.I7]-[Sheet3.I7]" office:value-type="float" office:value="0">
            <text:p>0.0000</text:p>
          </table:table-cell>
          <table:table-cell table:formula="of:=[Sheet2.J7]-[Sheet3.J7]" office:value-type="float" office:value="0">
            <text:p>0.0000</text:p>
          </table:table-cell>
          <table:table-cell table:formula="of:=[Sheet2.K7]-[Sheet3.K7]" office:value-type="float" office:value="0">
            <text:p>0.0000</text:p>
          </table:table-cell>
          <table:table-cell table:formula="of:=[Sheet2.L7]-[Sheet3.L7]" office:value-type="float" office:value="0">
            <text:p>0.0000</text:p>
          </table:table-cell>
          <table:table-cell table:formula="of:=[Sheet2.M7]-[Sheet3.M7]" office:value-type="float" office:value="0">
            <text:p>0.0000</text:p>
          </table:table-cell>
          <table:table-cell table:formula="of:=[Sheet2.N7]-[Sheet3.N7]" office:value-type="float" office:value="0">
            <text:p>0.0000</text:p>
          </table:table-cell>
          <table:table-cell table:formula="of:=[Sheet2.O7]-[Sheet3.O7]" office:value-type="float" office:value="0">
            <text:p>0.0000</text:p>
          </table:table-cell>
          <table:table-cell table:formula="of:=[Sheet2.P7]-[Sheet3.P7]" office:value-type="float" office:value="0">
            <text:p>0.0000</text:p>
          </table:table-cell>
          <table:table-cell table:formula="of:=[Sheet2.Q7]-[Sheet3.Q7]" office:value-type="float" office:value="0">
            <text:p>0.0000</text:p>
          </table:table-cell>
          <table:table-cell table:formula="of:=[Sheet2.R7]-[Sheet3.R7]" office:value-type="float" office:value="0">
            <text:p>0.0000</text:p>
          </table:table-cell>
        </table:table-row>
        <table:table-row table:style-name="ro1">
          <table:table-cell table:formula="of:=[Sheet2.A8]-[Sheet3.A8]" office:value-type="float" office:value="0">
            <text:p>0.0000</text:p>
          </table:table-cell>
          <table:table-cell table:formula="of:=[Sheet2.B8]-[Sheet3.B8]" office:value-type="float" office:value="0">
            <text:p>0.0000</text:p>
          </table:table-cell>
          <table:table-cell table:formula="of:=[Sheet2.C8]-[Sheet3.C8]" office:value-type="float" office:value="0">
            <text:p>0.0000</text:p>
          </table:table-cell>
          <table:table-cell table:formula="of:=[Sheet2.D8]-[Sheet3.D8]" office:value-type="float" office:value="0">
            <text:p>0.0000</text:p>
          </table:table-cell>
          <table:table-cell table:formula="of:=[Sheet2.E8]-[Sheet3.E8]" office:value-type="float" office:value="0">
            <text:p>0.0000</text:p>
          </table:table-cell>
          <table:table-cell table:formula="of:=[Sheet2.F8]-[Sheet3.F8]" office:value-type="float" office:value="0">
            <text:p>0.0000</text:p>
          </table:table-cell>
          <table:table-cell table:formula="of:=[Sheet2.G8]-[Sheet3.G8]" office:value-type="float" office:value="0">
            <text:p>0.0000</text:p>
          </table:table-cell>
          <table:table-cell table:formula="of:=[Sheet2.H8]-[Sheet3.H8]" office:value-type="float" office:value="0">
            <text:p>0.0000</text:p>
          </table:table-cell>
          <table:table-cell table:formula="of:=[Sheet2.I8]-[Sheet3.I8]" office:value-type="float" office:value="0">
            <text:p>0.0000</text:p>
          </table:table-cell>
          <table:table-cell table:formula="of:=[Sheet2.J8]-[Sheet3.J8]" office:value-type="float" office:value="0">
            <text:p>0.0000</text:p>
          </table:table-cell>
          <table:table-cell table:formula="of:=[Sheet2.K8]-[Sheet3.K8]" office:value-type="float" office:value="0">
            <text:p>0.0000</text:p>
          </table:table-cell>
          <table:table-cell table:formula="of:=[Sheet2.L8]-[Sheet3.L8]" office:value-type="float" office:value="0">
            <text:p>0.0000</text:p>
          </table:table-cell>
          <table:table-cell table:formula="of:=[Sheet2.M8]-[Sheet3.M8]" office:value-type="float" office:value="0">
            <text:p>0.0000</text:p>
          </table:table-cell>
          <table:table-cell table:formula="of:=[Sheet2.N8]-[Sheet3.N8]" office:value-type="float" office:value="0">
            <text:p>0.0000</text:p>
          </table:table-cell>
          <table:table-cell table:formula="of:=[Sheet2.O8]-[Sheet3.O8]" office:value-type="float" office:value="0">
            <text:p>0.0000</text:p>
          </table:table-cell>
          <table:table-cell table:formula="of:=[Sheet2.P8]-[Sheet3.P8]" office:value-type="float" office:value="0">
            <text:p>0.0000</text:p>
          </table:table-cell>
          <table:table-cell table:formula="of:=[Sheet2.Q8]-[Sheet3.Q8]" office:value-type="float" office:value="0">
            <text:p>0.0000</text:p>
          </table:table-cell>
          <table:table-cell table:formula="of:=[Sheet2.R8]-[Sheet3.R8]" office:value-type="float" office:value="0">
            <text:p>0.0000</text:p>
          </table:table-cell>
        </table:table-row>
        <table:table-row table:style-name="ro1">
          <table:table-cell table:formula="of:=[Sheet2.A9]-[Sheet3.A9]" office:value-type="float" office:value="0">
            <text:p>0.0000</text:p>
          </table:table-cell>
          <table:table-cell table:formula="of:=[Sheet2.B9]-[Sheet3.B9]" office:value-type="float" office:value="0">
            <text:p>0.0000</text:p>
          </table:table-cell>
          <table:table-cell table:formula="of:=[Sheet2.C9]-[Sheet3.C9]" office:value-type="float" office:value="0">
            <text:p>0.0000</text:p>
          </table:table-cell>
          <table:table-cell table:formula="of:=[Sheet2.D9]-[Sheet3.D9]" office:value-type="float" office:value="0">
            <text:p>0.0000</text:p>
          </table:table-cell>
          <table:table-cell table:formula="of:=[Sheet2.E9]-[Sheet3.E9]" office:value-type="float" office:value="0">
            <text:p>0.0000</text:p>
          </table:table-cell>
          <table:table-cell table:formula="of:=[Sheet2.F9]-[Sheet3.F9]" office:value-type="float" office:value="0">
            <text:p>0.0000</text:p>
          </table:table-cell>
          <table:table-cell table:formula="of:=[Sheet2.G9]-[Sheet3.G9]" office:value-type="float" office:value="0">
            <text:p>0.0000</text:p>
          </table:table-cell>
          <table:table-cell table:formula="of:=[Sheet2.H9]-[Sheet3.H9]" office:value-type="float" office:value="0">
            <text:p>0.0000</text:p>
          </table:table-cell>
          <table:table-cell table:formula="of:=[Sheet2.I9]-[Sheet3.I9]" office:value-type="float" office:value="0">
            <text:p>0.0000</text:p>
          </table:table-cell>
          <table:table-cell table:formula="of:=[Sheet2.J9]-[Sheet3.J9]" office:value-type="float" office:value="0">
            <text:p>0.0000</text:p>
          </table:table-cell>
          <table:table-cell table:formula="of:=[Sheet2.K9]-[Sheet3.K9]" office:value-type="float" office:value="0">
            <text:p>0.0000</text:p>
          </table:table-cell>
          <table:table-cell table:formula="of:=[Sheet2.L9]-[Sheet3.L9]" office:value-type="float" office:value="0">
            <text:p>0.0000</text:p>
          </table:table-cell>
          <table:table-cell table:formula="of:=[Sheet2.M9]-[Sheet3.M9]" office:value-type="float" office:value="0">
            <text:p>0.0000</text:p>
          </table:table-cell>
          <table:table-cell table:formula="of:=[Sheet2.N9]-[Sheet3.N9]" office:value-type="float" office:value="0">
            <text:p>0.0000</text:p>
          </table:table-cell>
          <table:table-cell table:formula="of:=[Sheet2.O9]-[Sheet3.O9]" office:value-type="float" office:value="0">
            <text:p>0.0000</text:p>
          </table:table-cell>
          <table:table-cell table:formula="of:=[Sheet2.P9]-[Sheet3.P9]" office:value-type="float" office:value="0">
            <text:p>0.0000</text:p>
          </table:table-cell>
          <table:table-cell table:formula="of:=[Sheet2.Q9]-[Sheet3.Q9]" office:value-type="float" office:value="0">
            <text:p>0.0000</text:p>
          </table:table-cell>
          <table:table-cell table:formula="of:=[Sheet2.R9]-[Sheet3.R9]" office:value-type="float" office:value="0">
            <text:p>0.0000</text:p>
          </table:table-cell>
        </table:table-row>
        <table:table-row table:style-name="ro1">
          <table:table-cell table:formula="of:=[Sheet2.A10]-[Sheet3.A10]" office:value-type="float" office:value="0">
            <text:p>0.0000</text:p>
          </table:table-cell>
          <table:table-cell table:formula="of:=[Sheet2.B10]-[Sheet3.B10]" office:value-type="float" office:value="0">
            <text:p>0.0000</text:p>
          </table:table-cell>
          <table:table-cell table:formula="of:=[Sheet2.C10]-[Sheet3.C10]" office:value-type="float" office:value="0">
            <text:p>0.0000</text:p>
          </table:table-cell>
          <table:table-cell table:formula="of:=[Sheet2.D10]-[Sheet3.D10]" office:value-type="float" office:value="0">
            <text:p>0.0000</text:p>
          </table:table-cell>
          <table:table-cell table:formula="of:=[Sheet2.E10]-[Sheet3.E10]" office:value-type="float" office:value="0">
            <text:p>0.0000</text:p>
          </table:table-cell>
          <table:table-cell table:formula="of:=[Sheet2.F10]-[Sheet3.F10]" office:value-type="float" office:value="0">
            <text:p>0.0000</text:p>
          </table:table-cell>
          <table:table-cell table:formula="of:=[Sheet2.G10]-[Sheet3.G10]" office:value-type="float" office:value="0">
            <text:p>0.0000</text:p>
          </table:table-cell>
          <table:table-cell table:formula="of:=[Sheet2.H10]-[Sheet3.H10]" office:value-type="float" office:value="0">
            <text:p>0.0000</text:p>
          </table:table-cell>
          <table:table-cell table:formula="of:=[Sheet2.I10]-[Sheet3.I10]" office:value-type="float" office:value="0">
            <text:p>0.0000</text:p>
          </table:table-cell>
          <table:table-cell table:formula="of:=[Sheet2.J10]-[Sheet3.J10]" office:value-type="float" office:value="0">
            <text:p>0.0000</text:p>
          </table:table-cell>
          <table:table-cell table:formula="of:=[Sheet2.K10]-[Sheet3.K10]" office:value-type="float" office:value="0">
            <text:p>0.0000</text:p>
          </table:table-cell>
          <table:table-cell table:formula="of:=[Sheet2.L10]-[Sheet3.L10]" office:value-type="float" office:value="0">
            <text:p>0.0000</text:p>
          </table:table-cell>
          <table:table-cell table:formula="of:=[Sheet2.M10]-[Sheet3.M10]" office:value-type="float" office:value="0">
            <text:p>0.0000</text:p>
          </table:table-cell>
          <table:table-cell table:formula="of:=[Sheet2.N10]-[Sheet3.N10]" office:value-type="float" office:value="0">
            <text:p>0.0000</text:p>
          </table:table-cell>
          <table:table-cell table:formula="of:=[Sheet2.O10]-[Sheet3.O10]" office:value-type="float" office:value="0">
            <text:p>0.0000</text:p>
          </table:table-cell>
          <table:table-cell table:formula="of:=[Sheet2.P10]-[Sheet3.P10]" office:value-type="float" office:value="0">
            <text:p>0.0000</text:p>
          </table:table-cell>
          <table:table-cell table:formula="of:=[Sheet2.Q10]-[Sheet3.Q10]" office:value-type="float" office:value="0">
            <text:p>0.0000</text:p>
          </table:table-cell>
          <table:table-cell table:formula="of:=[Sheet2.R10]-[Sheet3.R10]" office:value-type="float" office:value="0">
            <text:p>0.0000</text:p>
          </table:table-cell>
        </table:table-row>
        <table:table-row table:style-name="ro1">
          <table:table-cell table:formula="of:=[Sheet2.A11]-[Sheet3.A11]" office:value-type="float" office:value="0">
            <text:p>0.0000</text:p>
          </table:table-cell>
          <table:table-cell table:formula="of:=[Sheet2.B11]-[Sheet3.B11]" office:value-type="float" office:value="0">
            <text:p>0.0000</text:p>
          </table:table-cell>
          <table:table-cell table:formula="of:=[Sheet2.C11]-[Sheet3.C11]" office:value-type="float" office:value="0">
            <text:p>0.0000</text:p>
          </table:table-cell>
          <table:table-cell table:formula="of:=[Sheet2.D11]-[Sheet3.D11]" office:value-type="float" office:value="0">
            <text:p>0.0000</text:p>
          </table:table-cell>
          <table:table-cell table:formula="of:=[Sheet2.E11]-[Sheet3.E11]" office:value-type="float" office:value="0">
            <text:p>0.0000</text:p>
          </table:table-cell>
          <table:table-cell table:formula="of:=[Sheet2.F11]-[Sheet3.F11]" office:value-type="float" office:value="0">
            <text:p>0.0000</text:p>
          </table:table-cell>
          <table:table-cell table:formula="of:=[Sheet2.G11]-[Sheet3.G11]" office:value-type="float" office:value="0">
            <text:p>0.0000</text:p>
          </table:table-cell>
          <table:table-cell table:formula="of:=[Sheet2.H11]-[Sheet3.H11]" office:value-type="float" office:value="0">
            <text:p>0.0000</text:p>
          </table:table-cell>
          <table:table-cell table:formula="of:=[Sheet2.I11]-[Sheet3.I11]" office:value-type="float" office:value="0">
            <text:p>0.0000</text:p>
          </table:table-cell>
          <table:table-cell table:formula="of:=[Sheet2.J11]-[Sheet3.J11]" office:value-type="float" office:value="0">
            <text:p>0.0000</text:p>
          </table:table-cell>
          <table:table-cell table:formula="of:=[Sheet2.K11]-[Sheet3.K11]" office:value-type="float" office:value="0">
            <text:p>0.0000</text:p>
          </table:table-cell>
          <table:table-cell table:formula="of:=[Sheet2.L11]-[Sheet3.L11]" office:value-type="float" office:value="0">
            <text:p>0.0000</text:p>
          </table:table-cell>
          <table:table-cell table:formula="of:=[Sheet2.M11]-[Sheet3.M11]" office:value-type="float" office:value="0">
            <text:p>0.0000</text:p>
          </table:table-cell>
          <table:table-cell table:formula="of:=[Sheet2.N11]-[Sheet3.N11]" office:value-type="float" office:value="0">
            <text:p>0.0000</text:p>
          </table:table-cell>
          <table:table-cell table:formula="of:=[Sheet2.O11]-[Sheet3.O11]" office:value-type="float" office:value="0">
            <text:p>0.0000</text:p>
          </table:table-cell>
          <table:table-cell table:formula="of:=[Sheet2.P11]-[Sheet3.P11]" office:value-type="float" office:value="0">
            <text:p>0.0000</text:p>
          </table:table-cell>
          <table:table-cell table:formula="of:=[Sheet2.Q11]-[Sheet3.Q11]" office:value-type="float" office:value="0">
            <text:p>0.0000</text:p>
          </table:table-cell>
          <table:table-cell table:formula="of:=[Sheet2.R11]-[Sheet3.R11]" office:value-type="float" office:value="0">
            <text:p>0.0000</text:p>
          </table:table-cell>
        </table:table-row>
        <table:table-row table:style-name="ro1">
          <table:table-cell table:formula="of:=[Sheet2.A12]-[Sheet3.A12]" office:value-type="float" office:value="0">
            <text:p>0.0000</text:p>
          </table:table-cell>
          <table:table-cell table:formula="of:=[Sheet2.B12]-[Sheet3.B12]" office:value-type="float" office:value="0">
            <text:p>0.0000</text:p>
          </table:table-cell>
          <table:table-cell table:formula="of:=[Sheet2.C12]-[Sheet3.C12]" office:value-type="float" office:value="0">
            <text:p>0.0000</text:p>
          </table:table-cell>
          <table:table-cell table:formula="of:=[Sheet2.D12]-[Sheet3.D12]" office:value-type="float" office:value="0">
            <text:p>0.0000</text:p>
          </table:table-cell>
          <table:table-cell table:formula="of:=[Sheet2.E12]-[Sheet3.E12]" office:value-type="float" office:value="0">
            <text:p>0.0000</text:p>
          </table:table-cell>
          <table:table-cell table:formula="of:=[Sheet2.F12]-[Sheet3.F12]" office:value-type="float" office:value="0">
            <text:p>0.0000</text:p>
          </table:table-cell>
          <table:table-cell table:formula="of:=[Sheet2.G12]-[Sheet3.G12]" office:value-type="float" office:value="0">
            <text:p>0.0000</text:p>
          </table:table-cell>
          <table:table-cell table:formula="of:=[Sheet2.H12]-[Sheet3.H12]" office:value-type="float" office:value="0">
            <text:p>0.0000</text:p>
          </table:table-cell>
          <table:table-cell table:formula="of:=[Sheet2.I12]-[Sheet3.I12]" office:value-type="float" office:value="0">
            <text:p>0.0000</text:p>
          </table:table-cell>
          <table:table-cell table:formula="of:=[Sheet2.J12]-[Sheet3.J12]" office:value-type="float" office:value="0">
            <text:p>0.0000</text:p>
          </table:table-cell>
          <table:table-cell table:formula="of:=[Sheet2.K12]-[Sheet3.K12]" office:value-type="float" office:value="0">
            <text:p>0.0000</text:p>
          </table:table-cell>
          <table:table-cell table:formula="of:=[Sheet2.L12]-[Sheet3.L12]" office:value-type="float" office:value="0">
            <text:p>0.0000</text:p>
          </table:table-cell>
          <table:table-cell table:formula="of:=[Sheet2.M12]-[Sheet3.M12]" office:value-type="float" office:value="0">
            <text:p>0.0000</text:p>
          </table:table-cell>
          <table:table-cell table:formula="of:=[Sheet2.N12]-[Sheet3.N12]" office:value-type="float" office:value="0">
            <text:p>0.0000</text:p>
          </table:table-cell>
          <table:table-cell table:formula="of:=[Sheet2.O12]-[Sheet3.O12]" office:value-type="float" office:value="0">
            <text:p>0.0000</text:p>
          </table:table-cell>
          <table:table-cell table:formula="of:=[Sheet2.P12]-[Sheet3.P12]" office:value-type="float" office:value="0">
            <text:p>0.0000</text:p>
          </table:table-cell>
          <table:table-cell table:formula="of:=[Sheet2.Q12]-[Sheet3.Q12]" office:value-type="float" office:value="0">
            <text:p>0.0000</text:p>
          </table:table-cell>
          <table:table-cell table:formula="of:=[Sheet2.R12]-[Sheet3.R12]" office:value-type="float" office:value="0">
            <text:p>0.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15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dolf Mayer</meta:initial-creator>
    <meta:creation-date>2010-02-04T19:23:05</meta:creation-date>
    <dc:date>2010-02-05T15:48:47</dc:date>
    <dc:creator>Rudolf Mayer</dc:creator>
    <meta:editing-duration>PT01H10M12S</meta:editing-duration>
    <meta:editing-cycles>2</meta:editing-cycles>
    <meta:generator>OpenOffice.org/3.1$Unix OpenOffice.org_project/310m19$Build-9420</meta:generator>
    <meta:document-statistic meta:table-count="4" meta:cell-count="864" meta:object-count="0"/>
  </office:meta>
</office:document-meta>
</file>